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7.317cm"/>
    </style:style>
    <style:style style:name="co2" style:family="table-column">
      <style:table-column-properties fo:break-before="auto" style:column-width="2.258cm"/>
    </style:style>
    <style:style style:name="co3" style:family="table-column">
      <style:table-column-properties fo:break-before="auto" style:column-width="2.312cm"/>
    </style:style>
    <style:style style:name="co4" style:family="table-column">
      <style:table-column-properties fo:break-before="auto" style:column-width="4.163cm"/>
    </style:style>
    <style:style style:name="co5" style:family="table-column">
      <style:table-column-properties fo:break-before="auto" style:column-width="7.077cm"/>
    </style:style>
    <style:style style:name="co6" style:family="table-column">
      <style:table-column-properties fo:break-before="auto" style:column-width="3.63cm"/>
    </style:style>
    <style:style style:name="co7" style:family="table-column">
      <style:table-column-properties fo:break-before="auto" style:column-width="7.287cm"/>
    </style:style>
    <style:style style:name="co8" style:family="table-column">
      <style:table-column-properties fo:break-before="auto" style:column-width="1.873cm"/>
    </style:style>
    <style:style style:name="co9" style:family="table-column">
      <style:table-column-properties fo:break-before="auto" style:column-width="4.831cm"/>
    </style:style>
    <style:style style:name="co10" style:family="table-column">
      <style:table-column-properties fo:break-before="auto" style:column-width="6.937cm"/>
    </style:style>
    <style:style style:name="co11" style:family="table-column">
      <style:table-column-properties fo:break-before="auto" style:column-width="2.701cm"/>
    </style:style>
    <style:style style:name="co12" style:family="table-column">
      <style:table-column-properties fo:break-before="auto" style:column-width="2.275cm"/>
    </style:style>
    <style:style style:name="co13" style:family="table-column">
      <style:table-column-properties fo:break-before="auto" style:column-width="7.304cm"/>
    </style:style>
    <style:style style:name="co14" style:family="table-column">
      <style:table-column-properties fo:break-before="auto" style:column-width="2.496cm"/>
    </style:style>
    <style:style style:name="co15" style:family="table-column">
      <style:table-column-properties fo:break-before="auto" style:column-width="4.38cm"/>
    </style:style>
    <style:style style:name="co16" style:family="table-column">
      <style:table-column-properties fo:break-before="auto" style:column-width="4.68cm"/>
    </style:style>
    <style:style style:name="co17" style:family="table-column">
      <style:table-column-properties fo:break-before="auto" style:column-width="5.849cm"/>
    </style:style>
    <style:style style:name="co18" style:family="table-column">
      <style:table-column-properties fo:break-before="auto" style:column-width="17.821cm"/>
    </style:style>
    <style:style style:name="co19" style:family="table-column">
      <style:table-column-properties fo:break-before="auto" style:column-width="7.183cm"/>
    </style:style>
    <style:style style:name="co20" style:family="table-column">
      <style:table-column-properties fo:break-before="auto" style:column-width="4.872cm"/>
    </style:style>
    <style:style style:name="co21" style:family="table-column">
      <style:table-column-properties fo:break-before="auto" style:column-width="1.958cm"/>
    </style:style>
    <style:style style:name="ro1" style:family="table-row">
      <style:table-row-properties style:row-height="1.395cm" fo:break-before="auto" style:use-optimal-row-height="true"/>
    </style:style>
    <style:style style:name="ro2" style:family="table-row">
      <style:table-row-properties style:row-height="7.661cm" fo:break-before="auto" style:use-optimal-row-height="true"/>
    </style:style>
    <style:style style:name="ro3" style:family="table-row">
      <style:table-row-properties style:row-height="11.241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0.469cm" fo:break-before="auto" style:use-optimal-row-height="true"/>
    </style:style>
    <style:style style:name="ro6" style:family="table-row">
      <style:table-row-properties style:row-height="0.503cm" fo:break-before="auto" style:use-optimal-row-height="false"/>
    </style:style>
    <style:style style:name="ro7" style:family="table-row">
      <style:table-row-properties style:row-height="0.43cm" fo:break-before="auto" style:use-optimal-row-height="false"/>
    </style:style>
    <style:style style:name="ro8" style:family="table-row">
      <style:table-row-properties style:row-height="0.499cm" fo:break-before="auto" style:use-optimal-row-height="false"/>
    </style:style>
    <style:style style:name="ro9" style:family="table-row">
      <style:table-row-properties style:row-height="0.469cm" fo:break-before="auto" style:use-optimal-row-height="false"/>
    </style:style>
    <style:style style:name="ta1" style:family="table" style:master-page-name="Default">
      <style:table-properties table:display="true" style:writing-mode="lr-tb"/>
    </style:style>
    <style:style style:name="ta2" style:family="table" style:master-page-name="PageStyle_5f_ltern">
      <style:table-properties table:display="true" style:writing-mode="lr-tb"/>
    </style:style>
    <style:style style:name="ta3" style:family="table" style:master-page-name="PageStyle_5f_ltern_5f_package">
      <style:table-properties table:display="true" style:writing-mode="lr-tb"/>
    </style:style>
    <style:style style:name="ta4" style:family="table" style:master-page-name="PageStyle_5f_table">
      <style:table-properties table:display="true" style:writing-mode="lr-tb"/>
    </style:style>
    <style:style style:name="ta5" style:family="table" style:master-page-name="PageStyle_5f_plot_5f_network">
      <style:table-properties table:display="true" style:writing-mode="lr-tb"/>
    </style:style>
    <style:style style:name="ta6" style:family="table" style:master-page-name="PageStyle_5f_asn">
      <style:table-properties table:display="true" style:writing-mode="lr-tb"/>
    </style:style>
    <style:style style:name="ta7" style:family="table" style:master-page-name="PageStyle_5f_asn_20__28_2_29_">
      <style:table-properties table:display="true" style:writing-mode="lr-tb"/>
    </style:style>
    <style:style style:name="ta8" style:family="table" style:master-page-name="PageStyle_5f_asn_20__28_3_29_">
      <style:table-properties table:display="true" style:writing-mode="lr-tb"/>
    </style:style>
    <style:style style:name="ta9" style:family="table" style:master-page-name="PageStyle_5f_asn_5f_raw">
      <style:table-properties table:display="true" style:writing-mode="lr-tb"/>
    </style:style>
    <style:style style:name="ce1" style:family="table-cell" style:parent-style-name="Default">
      <style:table-cell-properties fo:wrap-option="wrap"/>
    </style:style>
    <style:style style:name="ce2" style:family="table-cell" style:parent-style-name="Default">
      <style:text-properties style:font-name="Arial" style:font-name-asian="Droid Sans Fallback" style:font-name-complex="Arial"/>
    </style:style>
    <style:style style:name="ce3" style:family="table-cell" style:parent-style-name="Default">
      <style:table-cell-properties style:rotation-align="none"/>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rotation-align="non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diagonal-bl-tr="none" style:diagonal-tl-br="none" fo:border="none" style:rotation-align="none"/>
    </style:style>
    <style:style style:name="ce7" style:family="table-cell" style:parent-style-name="Default">
      <style:table-cell-properties style:diagonal-bl-tr="none" style:diagonal-tl-br="none" fo:border="2.49pt solid #000000" style:rotation-align="none"/>
    </style:style>
    <style:style style:name="T1" style:family="text">
      <style:text-properties style:font-name-asian="Droid Sans Fallback" style:font-name-complex="Arial"/>
    </style:style>
  </office:automatic-styles>
  <office:body>
    <office:spreadsheet>
      <table:calculation-settings table:case-sensitive="false" table:automatic-find-labels="false" table:use-regular-expressions="false">
        <table:iteration table:maximum-difference="0.0001"/>
      </table:calculation-settings>
      <table:table table:name="Sheet11" table:style-name="ta1">
        <office:forms form:automatic-focus="false" form:apply-design-mode="false"/>
        <table:table-column table:style-name="co1" table:default-cell-style-name="Default"/>
        <table:table-row table:style-name="ro1">
          <table:table-cell table:style-name="ce1" office:value-type="string">
            <text:p>This schematic shows each of the metadata elements we will generate. Most these elements have sub-components (e.g. a 'publisher' may have a name, address, and so forth) which are not shown for simplicity. Other optional fields we will not be generating in this example are also not shown.</text:p>
            <text:p/>
          </table:table-cell>
        </table:table-row>
        <table:table-row table:style-name="ro2">
          <table:table-cell table:style-name="ce2" office:value-type="string">
            <text:p>This schematic shows each of the metadata elements we will generate at the package level. </text:p>
            <text:p/>
            <text:p>The project module in each package EML will be restricted to summary details as above.</text:p>
            <text:p>The PN Homepage however will be linked from the abstract and give the rest of the project module in full, and will follow the EML structure as below (using tags as subtitles)</text:p>
            <text:p><text:s text:c="4"/>- project</text:p>
            <text:p><text:s text:c="6"/>- title</text:p>
            <text:p><text:s text:c="6"/>- personnel</text:p>
            <text:p><text:s text:c="6"/>- role</text:p>
            <text:p><text:s text:c="6"/>- abstract</text:p>
            <text:p><text:s text:c="6"/>- funding</text:p>
            <text:p><text:s text:c="6"/>- studyAreaDescription</text:p>
            <text:p><text:s text:c="8"/>- descriptor</text:p>
            <text:p><text:s text:c="6"/>- designDescription</text:p>
            <text:p><text:s text:c="8"/>- description</text:p>
            <text:p><text:s text:c="8"/>- coverage</text:p>
            <text:p><text:s text:c="10"/>- temporalCoverage</text:p>
            <text:p><text:s text:c="8"/>- citation</text:p>
          </table:table-cell>
        </table:table-row>
        <table:table-row table:style-name="ro3">
          <table:table-cell table:style-name="ce2" office:value-type="string">
            <text:p><text:span text:style-name="T1"/></text:p>
            <text:p><text:span text:style-name="T1">- eml</text:span></text:p>
            <text:p><text:span text:style-name="T1"><text:s text:c="2"/></text:span><text:span text:style-name="T1">- dataset</text:span></text:p>
            <text:p><text:span text:style-name="T1"><text:s text:c="4"/></text:span><text:span text:style-name="T1">- creator</text:span></text:p>
            <text:p><text:span text:style-name="T1"><text:s text:c="4"/></text:span><text:span text:style-name="T1">- contact</text:span></text:p>
            <text:p><text:span text:style-name="T1"><text:s text:c="4"/></text:span><text:span text:style-name="T1">- publisher</text:span></text:p>
            <text:p><text:span text:style-name="T1"><text:s text:c="4"/></text:span><text:span text:style-name="T1">- title</text:span></text:p>
            <text:p><text:span text:style-name="T1"><text:s text:c="4"/></text:span><text:span text:style-name="T1">- pubDate</text:span></text:p>
            <text:p><text:span text:style-name="T1"><text:s text:c="4"/></text:span><text:span text:style-name="T1">- keywords</text:span></text:p>
            <text:p><text:span text:style-name="T1"><text:s text:c="4"/></text:span><text:span text:style-name="T1">- abstract (this may include URLs to related materials)</text:span></text:p>
            <text:p><text:span text:style-name="T1"><text:s text:c="4"/></text:span><text:span text:style-name="T1">- intellectualRights</text:span></text:p>
            <text:p><text:span text:style-name="T1"><text:s text:c="4"/></text:span><text:span text:style-name="T1">- methods (this also may have URLs to methods, but make sure they are in the</text:span></text:p>
            <text:p><text:span text:style-name="T1"><text:s text:c="4"/></text:span><text:span text:style-name="T1">- coverage</text:span></text:p>
            <text:p><text:span text:style-name="T1"><text:s text:c="4"/></text:span><text:span text:style-name="T1">- dataTable</text:span></text:p>
            <text:p><text:span text:style-name="T1"><text:s text:c="6"/></text:span><text:span text:style-name="T1">- physical</text:span></text:p>
            <text:p><text:span text:style-name="T1"><text:s text:c="6"/></text:span><text:span text:style-name="T1">- attributeList</text:span></text:p>
            <text:p><text:span text:style-name="T1"><text:s text:c="4"/></text:span><text:span text:style-name="T1">- project</text:span></text:p>
            <text:p><text:span text:style-name="T1"><text:s text:c="6"/></text:span><text:span text:style-name="T1">- title</text:span></text:p>
            <text:p><text:span text:style-name="T1"><text:s text:c="6"/></text:span><text:span text:style-name="T1">- personnel</text:span></text:p>
            <text:p><text:span text:style-name="T1"><text:s text:c="6"/></text:span><text:span text:style-name="T1">- role</text:span></text:p>
            <text:p><text:span text:style-name="T1"><text:s text:c="6"/></text:span><text:span text:style-name="T1">- abstract</text:span></text:p>
            <text:p><text:span text:style-name="T1"><text:s text:c="6"/></text:span><text:span text:style-name="T1">- funding</text:span></text:p>
            <text:p><text:span text:style-name="T1"><text:s text:c="2"/></text:span><text:span text:style-name="T1">- additionalMetadata</text:span></text:p>
            <text:p><text:span text:style-name="T1"><text:s text:c="4"/></text:span><text:span text:style-name="T1">- additionalLinks (includes all URLs shown in abstract, this is here to enable future machine-machine protocol when implemented)</text:span></text:p>
            <text:p><text:span text:style-name="T1"/></text:p>
          </table:table-cell>
        </table:table-row>
        <table:table-row table:style-name="ro4" table:number-rows-repeated="14">
          <table:table-cell/>
        </table:table-row>
        <table:table-row table:style-name="ro5" table:number-rows-repeated="14">
          <table:table-cell/>
        </table:table-row>
        <table:table-row table:style-name="ro5">
          <table:table-cell/>
        </table:table-row>
      </table:table>
      <table:table table:name="ltern" table:style-name="ta2">
        <office:forms form:automatic-focus="false" form:apply-design-mode="false"/>
        <table:table-column table:style-name="co3" table:default-cell-style-name="ce3"/>
        <table:table-column table:style-name="co4" table:default-cell-style-name="ce3"/>
        <table:table-column table:style-name="co3" table:number-columns-repeated="2" table:default-cell-style-name="ce3"/>
        <table:table-column table:style-name="co5" table:default-cell-style-name="ce3"/>
        <table:table-column table:style-name="co6" table:default-cell-style-name="ce3"/>
        <table:table-column table:style-name="co3" table:default-cell-style-name="ce3"/>
        <table:table-column table:style-name="co7" table:default-cell-style-name="ce3"/>
        <table:table-column table:style-name="co3" table:number-columns-repeated="3" table:default-cell-style-name="ce3"/>
        <table:table-column table:style-name="co8" table:number-columns-repeated="1013" table:default-cell-style-name="ce3"/>
        <table:table-row table:style-name="ro6">
          <table:table-cell office:value-type="string">
            <text:p>group</text:p>
          </table:table-cell>
          <table:table-cell office:value-type="string">
            <text:p>Data Table Template</text:p>
          </table:table-cell>
          <table:table-cell office:value-type="string">
            <text:p>e.g.</text:p>
          </table:table-cell>
          <table:table-cell office:value-type="string">
            <text:p>Dropdown lists</text:p>
          </table:table-cell>
          <table:table-cell office:value-type="string">
            <text:p>Our grouping</text:p>
          </table:table-cell>
          <table:table-cell office:value-type="string">
            <text:p>Package</text:p>
          </table:table-cell>
          <table:table-cell office:value-type="string">
            <text:p>Notes</text:p>
          </table:table-cell>
          <table:table-cell office:value-type="string">
            <text:p>Table</text:p>
          </table:table-cell>
          <table:table-cell office:value-type="string">
            <text:p>network</text:p>
          </table:table-cell>
          <table:table-cell office:value-type="string">
            <text:p>Other notes</text:p>
          </table:table-cell>
          <table:table-cell office:value-type="string">
            <text:p>dbentry</text:p>
          </table:table-cell>
          <table:table-cell table:number-columns-repeated="1013"/>
        </table:table-row>
        <table:table-row table:style-name="ro6">
          <table:table-cell/>
          <table:table-cell office:value-type="string">
            <text:p>No.</text:p>
          </table:table-cell>
          <table:table-cell office:value-type="string">
            <text:p>Example</text:p>
          </table:table-cell>
          <table:table-cell/>
          <table:table-cell office:value-type="string">
            <text:p>ID</text:p>
          </table:table-cell>
          <table:table-cell office:value-type="string">
            <text:p>refid</text:p>
          </table:table-cell>
          <table:table-cell/>
          <table:table-cell office:value-type="string">
            <text:p>refid</text:p>
          </table:table-cell>
          <table:table-cell table:number-columns-repeated="1016"/>
        </table:table-row>
        <table:table-row table:style-name="ro6">
          <table:table-cell table:number-columns-repeated="7"/>
          <table:table-cell office:value-type="string">
            <text:p>id</text:p>
          </table:table-cell>
          <table:table-cell table:number-columns-repeated="1016"/>
        </table:table-row>
        <table:table-row table:style-name="ro6">
          <table:table-cell table:number-columns-repeated="1024"/>
        </table:table-row>
        <table:table-row table:style-name="ro6">
          <table:table-cell/>
          <table:table-cell office:value-type="string">
            <text:p>Title</text:p>
          </table:table-cell>
          <table:table-cell office:value-type="string">
            <text:p>E.g Daily Maximum Temperature</text:p>
          </table:table-cell>
          <table:table-cell/>
          <table:table-cell office:value-type="string">
            <text:p>Title</text:p>
          </table:table-cell>
          <table:table-cell table:style-name="Default" office:value-type="string">
            <text:p>data_package_title</text:p>
          </table:table-cell>
          <table:table-cell table:style-name="Default" table:number-columns-repeated="2"/>
          <table:table-cell/>
          <table:table-cell table:style-name="Default"/>
          <table:table-cell table:number-columns-repeated="1014"/>
        </table:table-row>
        <table:table-row table:style-name="ro6">
          <table:table-cell/>
          <table:table-cell office:value-type="string">
            <text:p>Database/Data set/Short description</text:p>
          </table:table-cell>
          <table:table-cell table:style-name="ce4" office:value-type="string">
            <text:p>E.g. Miniumum daily temperature for the Australian continent between 1970-2012. Daily temperature regulates rates of plant growth and to determine critical conditions such as frost on flowering and fruiting. Model: ANUCLIMATE 1.0</text:p>
            <text:p>Resolution: 0.01 degrees</text:p>
          </table:table-cell>
          <table:table-cell table:number-columns-repeated="2"/>
          <table:table-cell office:value-type="string">
            <text:p>data_package</text:p>
          </table:table-cell>
          <table:table-cell/>
          <table:table-cell office:value-type="string">
            <text:p>data_package</text:p>
          </table:table-cell>
          <table:table-cell/>
          <table:table-cell office:value-type="string">
            <text:p>deprecated from table</text:p>
          </table:table-cell>
          <table:table-cell table:number-columns-repeated="1014"/>
        </table:table-row>
        <table:table-row table:style-name="ro6">
          <table:table-cell table:number-columns-repeated="5"/>
          <table:table-cell office:value-type="string">
            <text:p>data_package_type</text:p>
          </table:table-cell>
          <table:table-cell table:number-columns-repeated="1018"/>
        </table:table-row>
        <table:table-row table:style-name="ro6">
          <table:table-cell table:number-columns-repeated="8"/>
          <table:table-cell office:value-type="string">
            <text:p>pkid</text:p>
          </table:table-cell>
          <table:table-cell table:number-columns-repeated="1015"/>
        </table:table-row>
        <table:table-row table:style-name="ro6">
          <table:table-cell table:number-columns-repeated="7"/>
          <table:table-cell office:value-type="string">
            <text:p>data_type</text:p>
          </table:table-cell>
          <table:table-cell table:number-columns-repeated="1016"/>
        </table:table-row>
        <table:table-row table:style-name="ro6">
          <table:table-cell table:number-columns-repeated="7"/>
          <table:table-cell office:value-type="string">
            <text:p>data_table</text:p>
          </table:table-cell>
          <table:table-cell table:number-columns-repeated="1016"/>
        </table:table-row>
        <table:table-row table:style-name="ro6">
          <table:table-cell table:number-columns-repeated="7"/>
          <table:table-cell office:value-type="string">
            <text:p>start_date</text:p>
          </table:table-cell>
          <table:table-cell table:number-columns-repeated="1016"/>
        </table:table-row>
        <table:table-row table:style-name="ro6">
          <table:table-cell table:number-columns-repeated="7"/>
          <table:table-cell office:value-type="string">
            <text:p>end_date</text:p>
          </table:table-cell>
          <table:table-cell table:number-columns-repeated="1016"/>
        </table:table-row>
        <table:table-row table:style-name="ro6">
          <table:table-cell table:number-columns-repeated="7"/>
          <table:table-cell office:value-type="string">
            <text:p>notes_issues</text:p>
          </table:table-cell>
          <table:table-cell table:number-columns-repeated="1016"/>
        </table:table-row>
        <table:table-row table:style-name="ro6">
          <table:table-cell table:number-columns-repeated="8"/>
          <table:table-cell office:value-type="string">
            <text:p>pn_code</text:p>
          </table:table-cell>
          <table:table-cell table:number-columns-repeated="1015"/>
        </table:table-row>
        <table:table-row table:style-name="ro6">
          <table:table-cell table:number-columns-repeated="4"/>
          <table:table-cell office:value-type="string">
            <text:p>Allocated</text:p>
          </table:table-cell>
          <table:table-cell office:value-type="string">
            <text:p>allocated_to</text:p>
          </table:table-cell>
          <table:table-cell table:number-columns-repeated="1018"/>
        </table:table-row>
        <table:table-row table:style-name="ro6">
          <table:table-cell/>
          <table:table-cell office:value-type="string">
            <text:p>Data Custodian</text:p>
          </table:table-cell>
          <table:table-cell office:value-type="string">
            <text:p>Prof. Michael Hutchinson Institution: Australian National University</text:p>
          </table:table-cell>
          <table:table-cell table:number-columns-repeated="4"/>
          <table:table-cell office:value-type="string">
            <text:p>data_custodian</text:p>
          </table:table-cell>
          <table:table-cell/>
          <table:table-cell office:value-type="string">
            <text:p>Moved to package</text:p>
          </table:table-cell>
          <table:table-cell table:number-columns-repeated="1014"/>
        </table:table-row>
        <table:table-row table:style-name="ro6">
          <table:table-cell table:number-columns-repeated="7"/>
          <table:table-cell office:value-type="string">
            <text:p>data_custodian_organisation</text:p>
          </table:table-cell>
          <table:table-cell/>
          <table:table-cell office:value-type="string">
            <text:p>Moved to package</text:p>
          </table:table-cell>
          <table:table-cell table:number-columns-repeated="1014"/>
        </table:table-row>
        <table:table-row table:style-name="ro6">
          <table:table-cell table:number-columns-repeated="7"/>
          <table:table-cell office:value-type="string">
            <text:p>data_custodian_pl_pi</text:p>
          </table:table-cell>
          <table:table-cell/>
          <table:table-cell office:value-type="string">
            <text:p>Moved to package</text:p>
          </table:table-cell>
          <table:table-cell table:number-columns-repeated="1014"/>
        </table:table-row>
        <table:table-row table:style-name="ro6">
          <table:table-cell table:number-columns-repeated="4"/>
          <table:table-cell office:value-type="string">
            <text:p>Plot Network</text:p>
          </table:table-cell>
          <table:table-cell office:value-type="string">
            <text:p>plot_network_study_name</text:p>
          </table:table-cell>
          <table:table-cell/>
          <table:table-cell table:number-columns-repeated="2" office:value-type="string">
            <text:p>plot_network_study_name</text:p>
          </table:table-cell>
          <table:table-cell office:value-type="string">
            <text:p>linking variable</text:p>
          </table:table-cell>
          <table:table-cell table:number-columns-repeated="1014"/>
        </table:table-row>
        <table:table-row table:style-name="ro6">
          <table:table-cell table:number-columns-repeated="7"/>
          <table:table-cell office:value-type="string">
            <text:p>pn_group</text:p>
          </table:table-cell>
          <table:table-cell/>
          <table:table-cell office:value-type="string">
            <text:p>deprecated from table</text:p>
          </table:table-cell>
          <table:table-cell table:number-columns-repeated="1014"/>
        </table:table-row>
        <table:table-row table:style-name="ro6">
          <table:table-cell table:number-columns-repeated="7"/>
          <table:table-cell office:value-type="string">
            <text:p>pi</text:p>
          </table:table-cell>
          <table:table-cell/>
          <table:table-cell office:value-type="string">
            <text:p>Moved to package as principal investigator</text:p>
          </table:table-cell>
          <table:table-cell table:number-columns-repeated="1014"/>
        </table:table-row>
        <table:table-row table:style-name="ro6">
          <table:table-cell table:number-columns-repeated="7"/>
          <table:table-cell office:value-type="string">
            <text:p>plot_network</text:p>
          </table:table-cell>
          <table:table-cell/>
          <table:table-cell office:value-type="string">
            <text:p>deprecated from table</text:p>
          </table:table-cell>
          <table:table-cell table:number-columns-repeated="1014"/>
        </table:table-row>
        <table:table-row table:style-name="ro6">
          <table:table-cell table:number-columns-repeated="5"/>
          <table:table-cell office:value-type="string">
            <text:p>contact_name</text:p>
          </table:table-cell>
          <table:table-cell table:number-columns-repeated="1018"/>
        </table:table-row>
        <table:table-row table:style-name="ro6">
          <table:table-cell table:number-columns-repeated="5"/>
          <table:table-cell office:value-type="string">
            <text:p>contact_phone</text:p>
          </table:table-cell>
          <table:table-cell table:number-columns-repeated="1018"/>
        </table:table-row>
        <table:table-row table:style-name="ro6">
          <table:table-cell table:number-columns-repeated="4"/>
          <table:table-cell office:value-type="string">
            <text:p>Processing</text:p>
          </table:table-cell>
          <table:table-cell table:number-columns-repeated="2"/>
          <table:table-cell office:value-type="string">
            <text:p>estimate_timeframe_data_ready_by_plot</text:p>
          </table:table-cell>
          <table:table-cell table:number-columns-repeated="1016"/>
        </table:table-row>
        <table:table-row table:style-name="ro6">
          <table:table-cell table:number-columns-repeated="7"/>
          <table:table-cell office:value-type="string">
            <text:p>date_data_expected_by_ltern</text:p>
          </table:table-cell>
          <table:table-cell table:number-columns-repeated="1016"/>
        </table:table-row>
        <table:table-row table:style-name="ro6">
          <table:table-cell table:number-columns-repeated="7"/>
          <table:table-cell office:value-type="string">
            <text:p>date_data_received_by_ltern</text:p>
          </table:table-cell>
          <table:table-cell table:number-columns-repeated="1016"/>
        </table:table-row>
        <table:table-row table:style-name="ro6">
          <table:table-cell table:number-columns-repeated="7"/>
          <table:table-cell office:value-type="string">
            <text:p>stored_at</text:p>
          </table:table-cell>
          <table:table-cell table:number-columns-repeated="1016"/>
        </table:table-row>
        <table:table-row table:style-name="ro6">
          <table:table-cell table:number-columns-repeated="5"/>
          <table:table-cell office:value-type="string">
            <text:p>deeds_folder</text:p>
          </table:table-cell>
          <table:table-cell table:number-columns-repeated="1018"/>
        </table:table-row>
        <table:table-row table:style-name="ro6">
          <table:table-cell table:number-columns-repeated="1024"/>
        </table:table-row>
        <table:table-row table:style-name="ro6">
          <table:table-cell/>
          <table:table-cell office:value-type="string">
            <text:p>Type</text:p>
          </table:table-cell>
          <table:table-cell office:value-type="string">
            <text:p>Gridded</text:p>
          </table:table-cell>
          <table:table-cell office:value-type="string">
            <text:p>Type</text:p>
          </table:table-cell>
          <table:table-cell table:number-columns-repeated="1020"/>
        </table:table-row>
        <table:table-row table:style-name="ro6">
          <table:table-cell table:number-columns-repeated="3"/>
          <table:table-cell office:value-type="string">
            <text:p>Gridded</text:p>
          </table:table-cell>
          <table:table-cell table:number-columns-repeated="1020"/>
        </table:table-row>
        <table:table-row table:style-name="ro6">
          <table:table-cell table:number-columns-repeated="3"/>
          <table:table-cell office:value-type="string">
            <text:p>Point</text:p>
          </table:table-cell>
          <table:table-cell table:number-columns-repeated="1020"/>
        </table:table-row>
        <table:table-row table:style-name="ro6">
          <table:table-cell table:number-columns-repeated="3"/>
          <table:table-cell office:value-type="string">
            <text:p>Plot</text:p>
          </table:table-cell>
          <table:table-cell table:number-columns-repeated="3"/>
          <table:table-cell office:value-type="string">
            <text:p>sites_plots</text:p>
          </table:table-cell>
          <table:table-cell table:number-columns-repeated="1016"/>
        </table:table-row>
        <table:table-row table:style-name="ro6">
          <table:table-cell table:number-columns-repeated="3"/>
          <table:table-cell office:value-type="string">
            <text:p>Survey</text:p>
          </table:table-cell>
          <table:table-cell table:number-columns-repeated="1020"/>
        </table:table-row>
        <table:table-row table:style-name="ro6">
          <table:table-cell table:number-columns-repeated="3"/>
          <table:table-cell office:value-type="string">
            <text:p>Modelled</text:p>
          </table:table-cell>
          <table:table-cell table:number-columns-repeated="1020"/>
        </table:table-row>
        <table:table-row table:style-name="ro6">
          <table:table-cell table:number-columns-repeated="3"/>
          <table:table-cell office:value-type="string">
            <text:p>Remote sensing</text:p>
          </table:table-cell>
          <table:table-cell table:number-columns-repeated="1020"/>
        </table:table-row>
        <table:table-row table:style-name="ro6">
          <table:table-cell table:number-columns-repeated="3"/>
          <table:table-cell office:value-type="string">
            <text:p>Images</text:p>
          </table:table-cell>
          <table:table-cell table:number-columns-repeated="1020"/>
        </table:table-row>
        <table:table-row table:style-name="ro6">
          <table:table-cell table:number-columns-repeated="4"/>
          <table:table-cell office:value-type="string">
            <text:p>TERN type</text:p>
          </table:table-cell>
          <table:table-cell office:value-type="string">
            <text:p>tern_type</text:p>
          </table:table-cell>
          <table:table-cell/>
          <table:table-cell office:value-type="string">
            <text:p>tern_type</text:p>
          </table:table-cell>
          <table:table-cell table:number-columns-repeated="1016"/>
        </table:table-row>
        <table:table-row table:style-name="ro6">
          <table:table-cell table:number-columns-repeated="4"/>
          <table:table-cell office:value-type="string">
            <text:p>Ecosystem type</text:p>
          </table:table-cell>
          <table:table-cell table:number-columns-repeated="2"/>
          <table:table-cell office:value-type="string">
            <text:p>ecosystem_mvg_numbers</text:p>
          </table:table-cell>
          <table:table-cell table:number-columns-repeated="1016"/>
        </table:table-row>
        <table:table-row table:style-name="ro6">
          <table:table-cell table:number-columns-repeated="7"/>
          <table:table-cell office:value-type="string">
            <text:p>mvg_names</text:p>
          </table:table-cell>
          <table:table-cell table:number-columns-repeated="1016"/>
        </table:table-row>
        <table:table-row table:style-name="ro6">
          <table:table-cell table:number-columns-repeated="1024"/>
        </table:table-row>
        <table:table-row table:style-name="ro6">
          <table:table-cell/>
          <table:table-cell office:value-type="string">
            <text:p>Spatial Coverage</text:p>
          </table:table-cell>
          <table:table-cell office:value-type="string">
            <text:p>State</text:p>
          </table:table-cell>
          <table:table-cell office:value-type="string">
            <text:p>Spatial coverage</text:p>
          </table:table-cell>
          <table:table-cell table:number-columns-repeated="1020"/>
        </table:table-row>
        <table:table-row table:style-name="ro6">
          <table:table-cell table:number-columns-repeated="3"/>
          <table:table-cell office:value-type="string">
            <text:p>State</text:p>
          </table:table-cell>
          <table:table-cell table:number-columns-repeated="1020"/>
        </table:table-row>
        <table:table-row table:style-name="ro6">
          <table:table-cell table:number-columns-repeated="3"/>
          <table:table-cell office:value-type="string">
            <text:p>National</text:p>
          </table:table-cell>
          <table:table-cell table:number-columns-repeated="1020"/>
        </table:table-row>
        <table:table-row table:style-name="ro6">
          <table:table-cell table:number-columns-repeated="3"/>
          <table:table-cell office:value-type="string">
            <text:p>Sq mtrs</text:p>
          </table:table-cell>
          <table:table-cell table:number-columns-repeated="1020"/>
        </table:table-row>
        <table:table-row table:style-name="ro6">
          <table:table-cell table:number-columns-repeated="3"/>
          <table:table-cell office:value-type="string">
            <text:p>Regions</text:p>
          </table:table-cell>
          <table:table-cell table:number-columns-repeated="1020"/>
        </table:table-row>
        <table:table-row table:style-name="ro6">
          <table:table-cell/>
          <table:table-cell office:value-type="string">
            <text:p>Spatial Resolution</text:p>
          </table:table-cell>
          <table:table-cell office:value-type="string">
            <text:p>1km or 5 km or 250 mtr etc</text:p>
          </table:table-cell>
          <table:table-cell table:number-columns-repeated="1021"/>
        </table:table-row>
        <table:table-row table:style-name="ro6">
          <table:table-cell/>
          <table:table-cell office:value-type="string">
            <text:p>Temporal Coverage</text:p>
          </table:table-cell>
          <table:table-cell office:value-type="string">
            <text:p>2012-2013</text:p>
          </table:table-cell>
          <table:table-cell office:value-type="string">
            <text:p>Temporal coverage</text:p>
          </table:table-cell>
          <table:table-cell table:number-columns-repeated="3"/>
          <table:table-cell office:value-type="string">
            <text:p>field_start_date</text:p>
          </table:table-cell>
          <table:table-cell table:number-columns-repeated="1016"/>
        </table:table-row>
        <table:table-row table:style-name="ro6">
          <table:table-cell table:number-columns-repeated="7"/>
          <table:table-cell office:value-type="string">
            <text:p>field_end_date</text:p>
          </table:table-cell>
          <table:table-cell table:number-columns-repeated="1016"/>
        </table:table-row>
        <table:table-row table:style-name="ro6">
          <table:table-cell/>
          <table:table-cell office:value-type="string">
            <text:p>Temporal data Interval</text:p>
          </table:table-cell>
          <table:table-cell office:value-type="string">
            <text:p>half hourly</text:p>
          </table:table-cell>
          <table:table-cell office:value-type="string">
            <text:p>Half hourly</text:p>
          </table:table-cell>
          <table:table-cell office:value-type="string">
            <text:p>Timeframes</text:p>
          </table:table-cell>
          <table:table-cell table:number-columns-repeated="2"/>
          <table:table-cell office:value-type="string">
            <text:p>collection_timeframes</text:p>
          </table:table-cell>
          <table:table-cell table:number-columns-repeated="1016"/>
        </table:table-row>
        <table:table-row table:style-name="ro6">
          <table:table-cell table:number-columns-repeated="3"/>
          <table:table-cell office:value-type="string">
            <text:p>Hourly</text:p>
          </table:table-cell>
          <table:table-cell table:number-columns-repeated="1020"/>
        </table:table-row>
        <table:table-row table:style-name="ro6">
          <table:table-cell table:number-columns-repeated="3"/>
          <table:table-cell office:value-type="string">
            <text:p>Daily</text:p>
          </table:table-cell>
          <table:table-cell table:number-columns-repeated="1020"/>
        </table:table-row>
        <table:table-row table:style-name="ro6">
          <table:table-cell table:number-columns-repeated="3"/>
          <table:table-cell office:value-type="string">
            <text:p>Monthly</text:p>
          </table:table-cell>
          <table:table-cell table:number-columns-repeated="1020"/>
        </table:table-row>
        <table:table-row table:style-name="ro6">
          <table:table-cell table:number-columns-repeated="3"/>
          <table:table-cell office:value-type="string">
            <text:p>Quarterly</text:p>
          </table:table-cell>
          <table:table-cell table:number-columns-repeated="1020"/>
        </table:table-row>
        <table:table-row table:style-name="ro6">
          <table:table-cell table:number-columns-repeated="3"/>
          <table:table-cell office:value-type="string">
            <text:p>Seasonally</text:p>
          </table:table-cell>
          <table:table-cell table:number-columns-repeated="1020"/>
        </table:table-row>
        <table:table-row table:style-name="ro6">
          <table:table-cell table:number-columns-repeated="3"/>
          <table:table-cell office:value-type="string">
            <text:p>Annually</text:p>
          </table:table-cell>
          <table:table-cell table:number-columns-repeated="1020"/>
        </table:table-row>
        <table:table-row table:style-name="ro6" table:number-rows-repeated="4">
          <table:table-cell table:number-columns-repeated="1024"/>
        </table:table-row>
        <table:table-row table:style-name="ro6">
          <table:table-cell/>
          <table:table-cell office:value-type="string">
            <text:p>Due Date/s for Publication</text:p>
          </table:table-cell>
          <table:table-cell office:value-type="string">
            <text:p>Specific date for one offs: e.g. 20 Dec 2014 or for ongoing updates scheduling: e..g. End of each Month</text:p>
          </table:table-cell>
          <table:table-cell table:number-columns-repeated="4"/>
          <table:table-cell office:value-type="string">
            <text:p>date_publication_expected</text:p>
          </table:table-cell>
          <table:table-cell table:number-columns-repeated="1016"/>
        </table:table-row>
        <table:table-row table:style-name="ro6">
          <table:table-cell/>
          <table:table-cell office:value-type="string">
            <text:p>Data size</text:p>
          </table:table-cell>
          <table:table-cell office:value-type="string">
            <text:p>3MB</text:p>
          </table:table-cell>
          <table:table-cell table:number-columns-repeated="1021"/>
        </table:table-row>
        <table:table-row table:style-name="ro6">
          <table:table-cell/>
          <table:table-cell office:value-type="string">
            <text:p>Update Frequency</text:p>
          </table:table-cell>
          <table:table-cell office:value-type="string">
            <text:p>Quarterly</text:p>
          </table:table-cell>
          <table:table-cell office:value-type="string">
            <text:p>Update freq</text:p>
          </table:table-cell>
          <table:table-cell table:number-columns-repeated="1020"/>
        </table:table-row>
        <table:table-row table:style-name="ro6">
          <table:table-cell table:number-columns-repeated="3"/>
          <table:table-cell office:value-type="string">
            <text:p>One off</text:p>
          </table:table-cell>
          <table:table-cell table:number-columns-repeated="1020"/>
        </table:table-row>
        <table:table-row table:style-name="ro6">
          <table:table-cell table:number-columns-repeated="3"/>
          <table:table-cell office:value-type="string">
            <text:p>Quarterly</text:p>
          </table:table-cell>
          <table:table-cell table:number-columns-repeated="1020"/>
        </table:table-row>
        <table:table-row table:style-name="ro6">
          <table:table-cell table:number-columns-repeated="3"/>
          <table:table-cell office:value-type="string">
            <text:p>Yearly</text:p>
          </table:table-cell>
          <table:table-cell table:number-columns-repeated="1020"/>
        </table:table-row>
        <table:table-row table:style-name="ro6">
          <table:table-cell table:number-columns-repeated="3"/>
          <table:table-cell office:value-type="string">
            <text:p>Improved</text:p>
          </table:table-cell>
          <table:table-cell table:number-columns-repeated="1020"/>
        </table:table-row>
        <table:table-row table:style-name="ro6">
          <table:table-cell office:value-type="string">
            <text:p>Value Add (tick box)</text:p>
          </table:table-cell>
          <table:table-cell office:value-type="string">
            <text:p>Synthesised</text:p>
          </table:table-cell>
          <table:table-cell table:number-columns-repeated="1022"/>
        </table:table-row>
        <table:table-row table:style-name="ro6">
          <table:table-cell/>
          <table:table-cell office:value-type="string">
            <text:p>Collected by TERN</text:p>
          </table:table-cell>
          <table:table-cell table:number-columns-repeated="1022"/>
        </table:table-row>
        <table:table-row table:style-name="ro6">
          <table:table-cell/>
          <table:table-cell office:value-type="string">
            <text:p>Collated from external source</text:p>
          </table:table-cell>
          <table:table-cell table:number-columns-repeated="1022"/>
        </table:table-row>
        <table:table-row table:style-name="ro6">
          <table:table-cell/>
          <table:table-cell office:value-type="string">
            <text:p>Validation/QA</text:p>
          </table:table-cell>
          <table:table-cell table:number-columns-repeated="1022"/>
        </table:table-row>
        <table:table-row table:style-name="ro6">
          <table:table-cell/>
          <table:table-cell office:value-type="string">
            <text:p>Contextual information enrichment</text:p>
          </table:table-cell>
          <table:table-cell table:number-columns-repeated="1022"/>
        </table:table-row>
        <table:table-row table:style-name="ro6">
          <table:table-cell/>
          <table:table-cell office:value-type="string">
            <text:p>Licenced</text:p>
          </table:table-cell>
          <table:table-cell table:number-columns-repeated="1022"/>
        </table:table-row>
        <table:table-row table:style-name="ro6">
          <table:table-cell table:number-columns-repeated="5"/>
          <table:table-cell office:value-type="string">
            <text:p>ltern_publ_url</text:p>
          </table:table-cell>
          <table:table-cell office:value-type="string">
            <text:p>ltern_publ_url - only publication section refers to "postpublication"</text:p>
          </table:table-cell>
          <table:table-cell table:number-columns-repeated="1017"/>
        </table:table-row>
        <table:table-row table:style-name="ro6">
          <table:table-cell table:number-columns-repeated="5"/>
          <table:table-cell table:style-name="Default"/>
          <table:table-cell/>
          <table:table-cell table:style-name="Default"/>
          <table:table-cell table:number-columns-repeated="1016"/>
        </table:table-row>
        <table:table-row table:style-name="ro6">
          <table:table-cell table:number-columns-repeated="7"/>
          <table:table-cell office:value-type="string">
            <text:p>date_published</text:p>
          </table:table-cell>
          <table:table-cell table:number-columns-repeated="1016"/>
        </table:table-row>
        <table:table-row table:style-name="ro6" table:number-rows-repeated="2">
          <table:table-cell table:number-columns-repeated="1024"/>
        </table:table-row>
        <table:table-row table:style-name="ro6">
          <table:table-cell/>
          <table:table-cell office:value-type="string">
            <text:p>Verison</text:p>
          </table:table-cell>
          <table:table-cell table:number-columns-repeated="3"/>
          <table:table-cell office:value-type="string">
            <text:p>notes</text:p>
          </table:table-cell>
          <table:table-cell table:number-columns-repeated="1018"/>
        </table:table-row>
        <table:table-row table:style-name="ro6">
          <table:table-cell table:number-columns-repeated="5"/>
          <table:table-cell table:style-name="Default"/>
          <table:table-cell table:number-columns-repeated="1018"/>
        </table:table-row>
        <table:table-row table:style-name="ro6">
          <table:table-cell/>
          <table:table-cell office:value-type="string">
            <text:p>Status</text:p>
          </table:table-cell>
          <table:table-cell/>
          <table:table-cell office:value-type="string">
            <text:p>Status</text:p>
          </table:table-cell>
          <table:table-cell/>
          <table:table-cell office:value-type="string">
            <text:p>publishing</text:p>
          </table:table-cell>
          <table:table-cell table:number-columns-repeated="1018"/>
        </table:table-row>
        <table:table-row table:style-name="ro6">
          <table:table-cell table:number-columns-repeated="3"/>
          <table:table-cell office:value-type="string">
            <text:p>Pending</text:p>
          </table:table-cell>
          <table:table-cell table:number-columns-repeated="1020"/>
        </table:table-row>
        <table:table-row table:style-name="ro6">
          <table:table-cell table:number-columns-repeated="3"/>
          <table:table-cell office:value-type="string">
            <text:p>Ontrack</text:p>
          </table:table-cell>
          <table:table-cell table:number-columns-repeated="1020"/>
        </table:table-row>
        <table:table-row table:style-name="ro6">
          <table:table-cell table:number-columns-repeated="3"/>
          <table:table-cell office:value-type="string">
            <text:p>Delayed</text:p>
          </table:table-cell>
          <table:table-cell table:number-columns-repeated="1020"/>
        </table:table-row>
        <table:table-row table:style-name="ro6">
          <table:table-cell table:number-columns-repeated="3"/>
          <table:table-cell office:value-type="string">
            <text:p>Rescheduled to new date</text:p>
          </table:table-cell>
          <table:table-cell table:number-columns-repeated="1020"/>
        </table:table-row>
        <table:table-row table:style-name="ro6">
          <table:table-cell table:number-columns-repeated="3"/>
          <table:table-cell office:value-type="string">
            <text:p>Released</text:p>
          </table:table-cell>
          <table:table-cell table:number-columns-repeated="1020"/>
        </table:table-row>
        <table:table-row table:style-name="ro6">
          <table:table-cell table:number-columns-repeated="7"/>
          <table:table-cell office:value-type="string">
            <text:p>data_interview_status</text:p>
          </table:table-cell>
          <table:table-cell table:number-columns-repeated="1016"/>
        </table:table-row>
        <table:table-row table:style-name="ro6">
          <table:table-cell table:number-columns-repeated="7"/>
          <table:table-cell office:value-type="string">
            <text:p>data_interview_date</text:p>
          </table:table-cell>
          <table:table-cell table:number-columns-repeated="1016"/>
        </table:table-row>
        <table:table-row table:style-name="ro6">
          <table:table-cell table:number-columns-repeated="7"/>
          <table:table-cell office:value-type="string">
            <text:p>current_status</text:p>
          </table:table-cell>
          <table:table-cell table:number-columns-repeated="1016"/>
        </table:table-row>
        <table:table-row table:style-name="ro6">
          <table:table-cell table:number-columns-repeated="7"/>
          <table:table-cell office:value-type="string">
            <text:p>deed_status</text:p>
          </table:table-cell>
          <table:table-cell table:number-columns-repeated="1016"/>
        </table:table-row>
        <table:table-row table:style-name="ro6">
          <table:table-cell table:number-columns-repeated="7"/>
          <table:table-cell office:value-type="string">
            <text:p>deed_status_date</text:p>
          </table:table-cell>
          <table:table-cell table:number-columns-repeated="1016"/>
        </table:table-row>
        <table:table-row table:style-name="ro6">
          <table:table-cell table:number-columns-repeated="7"/>
          <table:table-cell office:value-type="string">
            <text:p>eda_status</text:p>
          </table:table-cell>
          <table:table-cell table:number-columns-repeated="1016"/>
        </table:table-row>
        <table:table-row table:style-name="ro6">
          <table:table-cell table:number-columns-repeated="7"/>
          <table:table-cell office:value-type="string">
            <text:p>eda_status_date</text:p>
          </table:table-cell>
          <table:table-cell table:number-columns-repeated="1016"/>
        </table:table-row>
        <table:table-row table:style-name="ro6">
          <table:table-cell table:number-columns-repeated="7"/>
          <table:table-cell office:value-type="string">
            <text:p>metadata_status</text:p>
          </table:table-cell>
          <table:table-cell table:number-columns-repeated="1016"/>
        </table:table-row>
        <table:table-row table:style-name="ro6">
          <table:table-cell table:number-columns-repeated="7"/>
          <table:table-cell office:value-type="string">
            <text:p>metadata_status_date</text:p>
          </table:table-cell>
          <table:table-cell table:number-columns-repeated="1016"/>
        </table:table-row>
        <table:table-row table:style-name="ro6">
          <table:table-cell table:number-columns-repeated="7"/>
          <table:table-cell office:value-type="string">
            <text:p>todo_or_done</text:p>
          </table:table-cell>
          <table:table-cell table:number-columns-repeated="1016"/>
        </table:table-row>
        <table:table-row table:style-name="ro6">
          <table:table-cell office:value-type="string">
            <text:p>Post Publication Check List</text:p>
          </table:table-cell>
          <table:table-cell office:value-type="string">
            <text:p>Licenced</text:p>
          </table:table-cell>
          <table:table-cell table:number-columns-repeated="1022"/>
        </table:table-row>
        <table:table-row table:style-name="ro6">
          <table:table-cell/>
          <table:table-cell office:value-type="string">
            <text:p>Described with metadata</text:p>
          </table:table-cell>
          <table:table-cell table:number-columns-repeated="1022"/>
        </table:table-row>
        <table:table-row table:style-name="ro6">
          <table:table-cell table:number-columns-repeated="1024"/>
        </table:table-row>
        <table:table-row table:style-name="ro6">
          <table:table-cell/>
          <table:table-cell office:value-type="string">
            <text:p>DOI minted</text:p>
          </table:table-cell>
          <table:table-cell table:number-columns-repeated="1022"/>
        </table:table-row>
        <table:table-row table:style-name="ro6">
          <table:table-cell/>
          <table:table-cell office:value-type="string">
            <text:p>Metadata feed to TDDP &amp; RDA</text:p>
          </table:table-cell>
          <table:table-cell table:number-columns-repeated="1022"/>
        </table:table-row>
        <table:table-row table:style-name="ro6">
          <table:table-cell/>
          <table:table-cell table:style-name="Default"/>
          <table:table-cell/>
          <table:table-cell office:value-type="string">
            <text:p>Over due: Previous 2013/14 or Earlier Deliverable</text:p>
          </table:table-cell>
          <table:table-cell/>
          <table:table-cell table:style-name="Default" office:value-type="string">
            <text:p>deliverable_status</text:p>
          </table:table-cell>
          <table:table-cell table:number-columns-repeated="1018"/>
        </table:table-row>
        <table:table-row table:style-name="ro6">
          <table:table-cell/>
          <table:table-cell table:style-name="Default"/>
          <table:table-cell/>
          <table:table-cell office:value-type="string">
            <text:p>Overdue Current Year</text:p>
          </table:table-cell>
          <table:table-cell table:number-columns-repeated="1020"/>
        </table:table-row>
        <table:table-row table:style-name="ro6">
          <table:table-cell/>
          <table:table-cell table:style-name="Default"/>
          <table:table-cell/>
          <table:table-cell office:value-type="string">
            <text:p>Due Current Quarter</text:p>
          </table:table-cell>
          <table:table-cell table:number-columns-repeated="1020"/>
        </table:table-row>
        <table:table-row table:style-name="ro6">
          <table:table-cell/>
          <table:table-cell table:style-name="Default"/>
          <table:table-cell/>
          <table:table-cell office:value-type="string">
            <text:p>Completed</text:p>
          </table:table-cell>
          <table:table-cell table:number-columns-repeated="1020"/>
        </table:table-row>
        <table:table-row table:style-name="ro7" table:number-rows-repeated="65430">
          <table:table-cell table:number-columns-repeated="1024"/>
        </table:table-row>
        <table:table-row table:style-name="ro4" table:number-rows-repeated="983039">
          <table:table-cell table:number-columns-repeated="1024"/>
        </table:table-row>
        <table:table-row table:style-name="ro4">
          <table:table-cell table:number-columns-repeated="1024"/>
        </table:table-row>
      </table:table>
      <table:table table:name="ltern_package" table:style-name="ta3">
        <office:forms form:automatic-focus="false" form:apply-design-mode="false"/>
        <table:table-column table:style-name="co3" table:default-cell-style-name="ce3"/>
        <table:table-column table:style-name="co9" table:default-cell-style-name="ce3"/>
        <table:table-column table:style-name="co10" table:default-cell-style-name="ce3"/>
        <table:table-column table:style-name="co11" table:default-cell-style-name="ce3"/>
        <table:table-column table:style-name="co8" table:number-columns-repeated="1020" table:default-cell-style-name="ce3"/>
        <table:table-row table:style-name="ro6">
          <table:table-cell table:style-name="ce5" office:value-type="string">
            <text:p>names(d)</text:p>
          </table:table-cell>
          <table:table-cell office:value-type="string">
            <text:p>names(d)</text:p>
          </table:table-cell>
          <table:table-cell office:value-type="string">
            <text:p>tern</text:p>
          </table:table-cell>
          <table:table-cell office:value-type="string">
            <text:p>asn</text:p>
          </table:table-cell>
          <table:table-cell office:value-type="string">
            <text:p>notes</text:p>
          </table:table-cell>
          <table:table-cell table:number-columns-repeated="1019"/>
        </table:table-row>
        <table:table-row table:style-name="ro6">
          <table:table-cell table:style-name="ce5" office:value-type="float" office:value="1">
            <text:p>1</text:p>
          </table:table-cell>
          <table:table-cell office:value-type="string">
            <text:p>refid</text:p>
          </table:table-cell>
          <table:table-cell office:value-type="string">
            <text:p>No.</text:p>
          </table:table-cell>
          <table:table-cell office:value-type="string">
            <text:p>Document_ID</text:p>
          </table:table-cell>
          <table:table-cell table:number-columns-repeated="1020"/>
        </table:table-row>
        <table:table-row table:style-name="ro6">
          <table:table-cell table:style-name="ce5" office:value-type="float" office:value="2">
            <text:p>2</text:p>
          </table:table-cell>
          <table:table-cell office:value-type="string">
            <text:p>plot_network_study_name</text:p>
          </table:table-cell>
          <table:table-cell table:number-columns-repeated="1022"/>
        </table:table-row>
        <table:table-row table:style-name="ro6">
          <table:table-cell table:style-name="ce5" office:value-type="float" office:value="3">
            <text:p>3</text:p>
          </table:table-cell>
          <table:table-cell office:value-type="string">
            <text:p>data_package</text:p>
          </table:table-cell>
          <table:table-cell office:value-type="string">
            <text:p>Title</text:p>
          </table:table-cell>
          <table:table-cell table:style-name="ce6" office:value-type="string">
            <text:p>Dataset_Title</text:p>
          </table:table-cell>
          <table:table-cell table:number-columns-repeated="1020"/>
        </table:table-row>
        <table:table-row table:style-name="ro6">
          <table:table-cell table:style-name="ce5" office:value-type="float" office:value="4">
            <text:p>4</text:p>
          </table:table-cell>
          <table:table-cell office:value-type="string">
            <text:p>tern_type</text:p>
          </table:table-cell>
          <table:table-cell table:number-columns-repeated="1022"/>
        </table:table-row>
        <table:table-row table:style-name="ro6">
          <table:table-cell table:style-name="ce5" office:value-type="float" office:value="5">
            <text:p>5</text:p>
          </table:table-cell>
          <table:table-cell office:value-type="string">
            <text:p>ltern_publ_url</text:p>
          </table:table-cell>
          <table:table-cell table:number-columns-repeated="1022"/>
        </table:table-row>
        <table:table-row table:style-name="ro6">
          <table:table-cell table:style-name="ce5" office:value-type="float" office:value="6">
            <text:p>6</text:p>
          </table:table-cell>
          <table:table-cell office:value-type="string">
            <text:p>deeds_folder</text:p>
          </table:table-cell>
          <table:table-cell table:number-columns-repeated="2"/>
          <table:table-cell office:value-type="string">
            <text:p>deprecated. <text:s/>Now links to deeds table</text:p>
          </table:table-cell>
          <table:table-cell table:number-columns-repeated="1019"/>
        </table:table-row>
        <table:table-row table:style-name="ro6">
          <table:table-cell table:style-name="ce5" office:value-type="float" office:value="7">
            <text:p>7</text:p>
          </table:table-cell>
          <table:table-cell office:value-type="string">
            <text:p>notes</text:p>
          </table:table-cell>
          <table:table-cell office:value-type="string">
            <text:p>Verison</text:p>
          </table:table-cell>
          <table:table-cell table:number-columns-repeated="1021"/>
        </table:table-row>
        <table:table-row table:style-name="ro6">
          <table:table-cell table:style-name="ce5" office:value-type="float" office:value="8">
            <text:p>8</text:p>
          </table:table-cell>
          <table:table-cell office:value-type="string">
            <text:p>availability</text:p>
          </table:table-cell>
          <table:table-cell table:number-columns-repeated="1022"/>
        </table:table-row>
        <table:table-row table:style-name="ro6">
          <table:table-cell table:style-name="ce5" office:value-type="float" office:value="9">
            <text:p>9</text:p>
          </table:table-cell>
          <table:table-cell office:value-type="string">
            <text:p>contact_name</text:p>
          </table:table-cell>
          <table:table-cell table:number-columns-repeated="1022"/>
        </table:table-row>
        <table:table-row table:style-name="ro6">
          <table:table-cell table:style-name="ce5" office:value-type="float" office:value="10">
            <text:p>10</text:p>
          </table:table-cell>
          <table:table-cell office:value-type="string">
            <text:p>contact_phone</text:p>
          </table:table-cell>
          <table:table-cell table:number-columns-repeated="1022"/>
        </table:table-row>
        <table:table-row table:style-name="ro6">
          <table:table-cell table:style-name="ce5" office:value-type="float" office:value="11">
            <text:p>11</text:p>
          </table:table-cell>
          <table:table-cell office:value-type="string">
            <text:p>data_package_type</text:p>
          </table:table-cell>
          <table:table-cell office:value-type="string">
            <text:p>Database_Data_set_Short_description</text:p>
          </table:table-cell>
          <table:table-cell table:number-columns-repeated="1021"/>
        </table:table-row>
        <table:table-row table:style-name="ro6">
          <table:table-cell table:style-name="ce5" office:value-type="float" office:value="12">
            <text:p>12</text:p>
          </table:table-cell>
          <table:table-cell office:value-type="string">
            <text:p>allocated_to</text:p>
          </table:table-cell>
          <table:table-cell table:number-columns-repeated="1022"/>
        </table:table-row>
        <table:table-row table:style-name="ro6">
          <table:table-cell table:number-columns-repeated="2"/>
          <table:table-cell office:value-type="string">
            <text:p>Type</text:p>
          </table:table-cell>
          <table:table-cell table:number-columns-repeated="1021"/>
        </table:table-row>
        <table:table-row table:style-name="ro6">
          <table:table-cell table:number-columns-repeated="2"/>
          <table:table-cell office:value-type="string">
            <text:p>Spatial Coverage</text:p>
          </table:table-cell>
          <table:table-cell/>
          <table:table-cell office:value-type="string">
            <text:p>guru said region name</text:p>
          </table:table-cell>
          <table:table-cell table:number-columns-repeated="1019"/>
        </table:table-row>
        <table:table-row table:style-name="ro6">
          <table:table-cell table:number-columns-repeated="2"/>
          <table:table-cell office:value-type="string">
            <text:p>Spatial Resolution</text:p>
          </table:table-cell>
          <table:table-cell table:number-columns-repeated="1021"/>
        </table:table-row>
        <table:table-row table:style-name="ro6">
          <table:table-cell table:number-columns-repeated="2"/>
          <table:table-cell office:value-type="string">
            <text:p>Update Frequency</text:p>
          </table:table-cell>
          <table:table-cell table:number-columns-repeated="1021"/>
        </table:table-row>
        <table:table-row table:style-name="ro6">
          <table:table-cell table:number-columns-repeated="2"/>
          <table:table-cell office:value-type="string">
            <text:p>Synthesised</text:p>
          </table:table-cell>
          <table:table-cell table:number-columns-repeated="1021"/>
        </table:table-row>
        <table:table-row table:style-name="ro6">
          <table:table-cell table:number-columns-repeated="2"/>
          <table:table-cell office:value-type="string">
            <text:p>Collected by TERN</text:p>
          </table:table-cell>
          <table:table-cell table:number-columns-repeated="1021"/>
        </table:table-row>
        <table:table-row table:style-name="ro6">
          <table:table-cell table:number-columns-repeated="2"/>
          <table:table-cell office:value-type="string">
            <text:p>Collated from external source</text:p>
          </table:table-cell>
          <table:table-cell table:number-columns-repeated="1021"/>
        </table:table-row>
        <table:table-row table:style-name="ro6">
          <table:table-cell table:number-columns-repeated="2"/>
          <table:table-cell office:value-type="string">
            <text:p>Validation/QA</text:p>
          </table:table-cell>
          <table:table-cell table:number-columns-repeated="1021"/>
        </table:table-row>
        <table:table-row table:style-name="ro6">
          <table:table-cell table:number-columns-repeated="2"/>
          <table:table-cell office:value-type="string">
            <text:p>Contextual information enrichment</text:p>
          </table:table-cell>
          <table:table-cell table:number-columns-repeated="1021"/>
        </table:table-row>
        <table:table-row table:style-name="ro6">
          <table:table-cell table:number-columns-repeated="2"/>
          <table:table-cell office:value-type="string">
            <text:p>Licenced</text:p>
          </table:table-cell>
          <table:table-cell table:number-columns-repeated="1021"/>
        </table:table-row>
        <table:table-row table:style-name="ro6">
          <table:table-cell office:value-type="string">
            <text:p>TODO</text:p>
          </table:table-cell>
          <table:table-cell office:value-type="string">
            <text:p>publishing</text:p>
          </table:table-cell>
          <table:table-cell office:value-type="string">
            <text:p>Status</text:p>
          </table:table-cell>
          <table:table-cell/>
          <table:table-cell office:value-type="string">
            <text:p>this is like publ status</text:p>
          </table:table-cell>
          <table:table-cell table:number-columns-repeated="1019"/>
        </table:table-row>
        <table:table-row table:style-name="ro6">
          <table:table-cell/>
          <table:table-cell office:value-type="string">
            <text:p>licence_checked</text:p>
          </table:table-cell>
          <table:table-cell office:value-type="string">
            <text:p>Licenced</text:p>
          </table:table-cell>
          <table:table-cell table:number-columns-repeated="1021"/>
        </table:table-row>
        <table:table-row table:style-name="ro6">
          <table:table-cell table:number-columns-repeated="2"/>
          <table:table-cell office:value-type="string">
            <text:p>Described with metadata</text:p>
          </table:table-cell>
          <table:table-cell table:number-columns-repeated="1021"/>
        </table:table-row>
        <table:table-row table:style-name="ro6">
          <table:table-cell table:number-columns-repeated="2"/>
          <table:table-cell office:value-type="string">
            <text:p>DOI minted</text:p>
          </table:table-cell>
          <table:table-cell table:number-columns-repeated="1021"/>
        </table:table-row>
        <table:table-row table:style-name="ro6">
          <table:table-cell table:number-columns-repeated="2"/>
          <table:table-cell office:value-type="string">
            <text:p>Metadata feed to TDDP &amp; RDA</text:p>
          </table:table-cell>
          <table:table-cell table:number-columns-repeated="1021"/>
        </table:table-row>
        <table:table-row table:style-name="ro6">
          <table:table-cell office:value-type="string">
            <text:p>TODO</text:p>
          </table:table-cell>
          <table:table-cell table:style-name="Default" office:value-type="string">
            <text:p>deliverable_status</text:p>
          </table:table-cell>
          <table:table-cell table:style-name="Default" office:value-type="string">
            <text:p>row colours</text:p>
          </table:table-cell>
          <table:table-cell table:number-columns-repeated="1021"/>
        </table:table-row>
        <table:table-row table:style-name="ro6">
          <table:table-cell office:value-type="string">
            <text:p>TODO</text:p>
          </table:table-cell>
          <table:table-cell office:value-type="string">
            <text:p>data_custodian</text:p>
          </table:table-cell>
          <table:table-cell office:value-type="string">
            <text:p>Data Custodian</text:p>
          </table:table-cell>
          <table:table-cell table:number-columns-repeated="1021"/>
        </table:table-row>
        <table:table-row table:style-name="ro6">
          <table:table-cell/>
          <table:table-cell office:value-type="string">
            <text:p>data_custodian_pl_pi</text:p>
          </table:table-cell>
          <table:table-cell table:number-columns-repeated="1022"/>
        </table:table-row>
        <table:table-row table:style-name="ro6">
          <table:table-cell/>
          <table:table-cell office:value-type="string">
            <text:p>data_custodian_organisation</text:p>
          </table:table-cell>
          <table:table-cell table:number-columns-repeated="1022"/>
        </table:table-row>
        <table:table-row table:style-name="ro6" table:number-rows-repeated="65504">
          <table:table-cell table:number-columns-repeated="1024"/>
        </table:table-row>
        <table:table-row table:style-name="ro4" table:number-rows-repeated="983039">
          <table:table-cell table:number-columns-repeated="1024"/>
        </table:table-row>
        <table:table-row table:style-name="ro4">
          <table:table-cell table:number-columns-repeated="1024"/>
        </table:table-row>
      </table:table>
      <table:table table:name="table" table:style-name="ta4">
        <office:forms form:automatic-focus="false" form:apply-design-mode="false"/>
        <table:table-column table:style-name="co12" table:default-cell-style-name="ce3"/>
        <table:table-column table:style-name="co13" table:default-cell-style-name="ce3"/>
        <table:table-column table:style-name="co12" table:number-columns-repeated="1022" table:default-cell-style-name="ce3"/>
        <table:table-row table:style-name="ro8">
          <table:table-cell table:style-name="ce5" office:value-type="string">
            <text:p>names(d)</text:p>
          </table:table-cell>
          <table:table-cell office:value-type="string">
            <text:p>names(d)</text:p>
          </table:table-cell>
          <table:table-cell office:value-type="string">
            <text:p>tern</text:p>
          </table:table-cell>
          <table:table-cell office:value-type="string">
            <text:p>asn</text:p>
          </table:table-cell>
          <table:table-cell office:value-type="string">
            <text:p><text:s/>notes</text:p>
          </table:table-cell>
          <table:table-cell table:number-columns-repeated="1019"/>
        </table:table-row>
        <table:table-row table:style-name="ro9">
          <table:table-cell table:style-name="ce5" office:value-type="float" office:value="1">
            <text:p>1</text:p>
          </table:table-cell>
          <table:table-cell office:value-type="string">
            <text:p>id</text:p>
          </table:table-cell>
          <table:table-cell table:number-columns-repeated="1022"/>
        </table:table-row>
        <table:table-row table:style-name="ro9">
          <table:table-cell table:style-name="ce5" office:value-type="float" office:value="2">
            <text:p>2</text:p>
          </table:table-cell>
          <table:table-cell office:value-type="string">
            <text:p>publishing</text:p>
          </table:table-cell>
          <table:table-cell table:number-columns-repeated="2"/>
          <table:table-cell office:value-type="string">
            <text:p>move to package level</text:p>
          </table:table-cell>
          <table:table-cell table:number-columns-repeated="1019"/>
        </table:table-row>
        <table:table-row table:style-name="ro9">
          <table:table-cell table:style-name="ce5" office:value-type="float" office:value="3">
            <text:p>3</text:p>
          </table:table-cell>
          <table:table-cell office:value-type="string">
            <text:p>date_published</text:p>
          </table:table-cell>
          <table:table-cell table:number-columns-repeated="1022"/>
        </table:table-row>
        <table:table-row table:style-name="ro9">
          <table:table-cell table:style-name="ce5" office:value-type="float" office:value="4">
            <text:p>4</text:p>
          </table:table-cell>
          <table:table-cell office:value-type="string">
            <text:p>plot_network_study_name</text:p>
          </table:table-cell>
          <table:table-cell table:number-columns-repeated="1022"/>
        </table:table-row>
        <table:table-row table:style-name="ro9">
          <table:table-cell table:style-name="ce5" office:value-type="float" office:value="5">
            <text:p>5</text:p>
          </table:table-cell>
          <table:table-cell office:value-type="string">
            <text:p>pn_group</text:p>
          </table:table-cell>
          <table:table-cell table:number-columns-repeated="2"/>
          <table:table-cell office:value-type="string">
            <text:p>deprecated? <text:s/>Move to plot network table?</text:p>
          </table:table-cell>
          <table:table-cell table:number-columns-repeated="1019"/>
        </table:table-row>
        <table:table-row table:style-name="ro9">
          <table:table-cell table:style-name="ce5" office:value-type="float" office:value="6">
            <text:p>6</text:p>
          </table:table-cell>
          <table:table-cell office:value-type="string">
            <text:p>refid</text:p>
          </table:table-cell>
          <table:table-cell table:number-columns-repeated="1022"/>
        </table:table-row>
        <table:table-row table:style-name="ro9">
          <table:table-cell table:style-name="ce5" office:value-type="float" office:value="7">
            <text:p>7</text:p>
          </table:table-cell>
          <table:table-cell office:value-type="string">
            <text:p>data_custodian</text:p>
          </table:table-cell>
          <table:table-cell office:value-type="string">
            <text:p>Data Custodian</text:p>
          </table:table-cell>
          <table:table-cell/>
          <table:table-cell office:value-type="string">
            <text:p>move to package level</text:p>
          </table:table-cell>
          <table:table-cell table:number-columns-repeated="1019"/>
        </table:table-row>
        <table:table-row table:style-name="ro9">
          <table:table-cell table:style-name="ce5" office:value-type="float" office:value="8">
            <text:p>8</text:p>
          </table:table-cell>
          <table:table-cell office:value-type="string">
            <text:p>plot_network</text:p>
          </table:table-cell>
          <table:table-cell table:number-columns-repeated="2"/>
          <table:table-cell office:value-type="string">
            <text:p>deprecated? <text:s/>Move to plot network table?</text:p>
          </table:table-cell>
          <table:table-cell table:number-columns-repeated="1019"/>
        </table:table-row>
        <table:table-row table:style-name="ro9">
          <table:table-cell table:style-name="ce5" office:value-type="float" office:value="9">
            <text:p>9</text:p>
          </table:table-cell>
          <table:table-cell office:value-type="string">
            <text:p>pi</text:p>
          </table:table-cell>
          <table:table-cell table:number-columns-repeated="2"/>
          <table:table-cell office:value-type="string">
            <text:p>deprecated? <text:s/>Move to plot network table?</text:p>
          </table:table-cell>
          <table:table-cell table:number-columns-repeated="1019"/>
        </table:table-row>
        <table:table-row table:style-name="ro9">
          <table:table-cell table:style-name="ce5" office:value-type="float" office:value="10">
            <text:p>10</text:p>
          </table:table-cell>
          <table:table-cell office:value-type="string">
            <text:p>data_custodian_pl_pi</text:p>
          </table:table-cell>
          <table:table-cell table:number-columns-repeated="2"/>
          <table:table-cell office:value-type="string">
            <text:p>move to package level</text:p>
          </table:table-cell>
          <table:table-cell table:number-columns-repeated="1019"/>
        </table:table-row>
        <table:table-row table:style-name="ro9">
          <table:table-cell table:style-name="ce5" office:value-type="float" office:value="11">
            <text:p>11</text:p>
          </table:table-cell>
          <table:table-cell office:value-type="string">
            <text:p>data_custodian_organisation</text:p>
          </table:table-cell>
          <table:table-cell table:number-columns-repeated="2"/>
          <table:table-cell office:value-type="string">
            <text:p>move to package level</text:p>
          </table:table-cell>
          <table:table-cell table:number-columns-repeated="1019"/>
        </table:table-row>
        <table:table-row table:style-name="ro9">
          <table:table-cell table:style-name="ce5" office:value-type="float" office:value="12">
            <text:p>12</text:p>
          </table:table-cell>
          <table:table-cell office:value-type="string">
            <text:p>data_package</text:p>
          </table:table-cell>
          <table:table-cell table:number-columns-repeated="1022"/>
        </table:table-row>
        <table:table-row table:style-name="ro9">
          <table:table-cell table:style-name="ce5" office:value-type="float" office:value="13">
            <text:p>13</text:p>
          </table:table-cell>
          <table:table-cell office:value-type="string">
            <text:p>data_type</text:p>
          </table:table-cell>
          <table:table-cell table:number-columns-repeated="1022"/>
        </table:table-row>
        <table:table-row table:style-name="ro9">
          <table:table-cell table:style-name="ce5" office:value-type="float" office:value="14">
            <text:p>14</text:p>
          </table:table-cell>
          <table:table-cell office:value-type="string">
            <text:p>data_table</text:p>
          </table:table-cell>
          <table:table-cell table:number-columns-repeated="1022"/>
        </table:table-row>
        <table:table-row table:style-name="ro9">
          <table:table-cell table:style-name="ce5" office:value-type="float" office:value="15">
            <text:p>15</text:p>
          </table:table-cell>
          <table:table-cell office:value-type="string">
            <text:p>notes_issues</text:p>
          </table:table-cell>
          <table:table-cell table:number-columns-repeated="1022"/>
        </table:table-row>
        <table:table-row table:style-name="ro9">
          <table:table-cell table:style-name="ce5" office:value-type="float" office:value="16">
            <text:p>16</text:p>
          </table:table-cell>
          <table:table-cell office:value-type="string">
            <text:p>current_status</text:p>
          </table:table-cell>
          <table:table-cell table:number-columns-repeated="1022"/>
        </table:table-row>
        <table:table-row table:style-name="ro9">
          <table:table-cell table:style-name="ce5" office:value-type="float" office:value="17">
            <text:p>17</text:p>
          </table:table-cell>
          <table:table-cell office:value-type="string">
            <text:p>sites_plots</text:p>
          </table:table-cell>
          <table:table-cell office:value-type="string">
            <text:p>Data size</text:p>
          </table:table-cell>
          <table:table-cell table:number-columns-repeated="1021"/>
        </table:table-row>
        <table:table-row table:style-name="ro8">
          <table:table-cell table:style-name="ce5" office:value-type="float" office:value="18">
            <text:p>18</text:p>
          </table:table-cell>
          <table:table-cell office:value-type="string">
            <text:p>collection_timeframes</text:p>
          </table:table-cell>
          <table:table-cell office:value-type="string">
            <text:p>Temporal data Interval</text:p>
          </table:table-cell>
          <table:table-cell table:number-columns-repeated="1021"/>
        </table:table-row>
        <table:table-row table:style-name="ro9">
          <table:table-cell table:style-name="ce5" office:value-type="float" office:value="19">
            <text:p>19</text:p>
          </table:table-cell>
          <table:table-cell office:value-type="string">
            <text:p>ecosystem_mvg_numbers</text:p>
          </table:table-cell>
          <table:table-cell table:number-columns-repeated="1022"/>
        </table:table-row>
        <table:table-row table:style-name="ro9">
          <table:table-cell table:style-name="ce5" office:value-type="float" office:value="20">
            <text:p>20</text:p>
          </table:table-cell>
          <table:table-cell office:value-type="string">
            <text:p>mvg_names</text:p>
          </table:table-cell>
          <table:table-cell table:number-columns-repeated="1022"/>
        </table:table-row>
        <table:table-row table:style-name="ro9">
          <table:table-cell table:style-name="ce5" office:value-type="float" office:value="21">
            <text:p>21</text:p>
          </table:table-cell>
          <table:table-cell office:value-type="string">
            <text:p>tern_type</text:p>
          </table:table-cell>
          <table:table-cell table:number-columns-repeated="1022"/>
        </table:table-row>
        <table:table-row table:style-name="ro9">
          <table:table-cell table:style-name="ce5" office:value-type="float" office:value="22">
            <text:p>22</text:p>
          </table:table-cell>
          <table:table-cell office:value-type="string">
            <text:p>data_interview_status</text:p>
          </table:table-cell>
          <table:table-cell table:number-columns-repeated="1022"/>
        </table:table-row>
        <table:table-row table:style-name="ro9">
          <table:table-cell table:style-name="ce5" office:value-type="float" office:value="23">
            <text:p>23</text:p>
          </table:table-cell>
          <table:table-cell office:value-type="string">
            <text:p>data_interview_date</text:p>
          </table:table-cell>
          <table:table-cell table:number-columns-repeated="1022"/>
        </table:table-row>
        <table:table-row table:style-name="ro9">
          <table:table-cell table:style-name="ce5" office:value-type="float" office:value="24">
            <text:p>24</text:p>
          </table:table-cell>
          <table:table-cell office:value-type="string">
            <text:p>deed_status</text:p>
          </table:table-cell>
          <table:table-cell table:number-columns-repeated="1022"/>
        </table:table-row>
        <table:table-row table:style-name="ro9">
          <table:table-cell table:style-name="ce5" office:value-type="float" office:value="25">
            <text:p>25</text:p>
          </table:table-cell>
          <table:table-cell office:value-type="string">
            <text:p>deed_status_date</text:p>
          </table:table-cell>
          <table:table-cell table:number-columns-repeated="1022"/>
        </table:table-row>
        <table:table-row table:style-name="ro9">
          <table:table-cell table:style-name="ce5" office:value-type="float" office:value="28">
            <text:p>28</text:p>
          </table:table-cell>
          <table:table-cell office:value-type="string">
            <text:p>estimate_timeframe_data_ready_by_plot</text:p>
          </table:table-cell>
          <table:table-cell table:number-columns-repeated="1022"/>
        </table:table-row>
        <table:table-row table:style-name="ro9">
          <table:table-cell table:style-name="ce5" office:value-type="float" office:value="29">
            <text:p>29</text:p>
          </table:table-cell>
          <table:table-cell office:value-type="string">
            <text:p>date_data_expected_by_ltern</text:p>
          </table:table-cell>
          <table:table-cell table:number-columns-repeated="1022"/>
        </table:table-row>
        <table:table-row table:style-name="ro9">
          <table:table-cell table:style-name="ce5" office:value-type="float" office:value="30">
            <text:p>30</text:p>
          </table:table-cell>
          <table:table-cell office:value-type="string">
            <text:p>date_data_received_by_ltern</text:p>
          </table:table-cell>
          <table:table-cell table:number-columns-repeated="1022"/>
        </table:table-row>
        <table:table-row table:style-name="ro9">
          <table:table-cell table:style-name="ce5" office:value-type="float" office:value="31">
            <text:p>31</text:p>
          </table:table-cell>
          <table:table-cell office:value-type="string">
            <text:p>stored_at</text:p>
          </table:table-cell>
          <table:table-cell table:number-columns-repeated="1022"/>
        </table:table-row>
        <table:table-row table:style-name="ro9">
          <table:table-cell table:style-name="ce5" office:value-type="float" office:value="32">
            <text:p>32</text:p>
          </table:table-cell>
          <table:table-cell office:value-type="string">
            <text:p>raw_filename</text:p>
          </table:table-cell>
          <table:table-cell table:number-columns-repeated="1022"/>
        </table:table-row>
        <table:table-row table:style-name="ro9">
          <table:table-cell table:style-name="ce5" office:value-type="float" office:value="33">
            <text:p>33</text:p>
          </table:table-cell>
          <table:table-cell office:value-type="string">
            <text:p>eda_status</text:p>
          </table:table-cell>
          <table:table-cell table:number-columns-repeated="1022"/>
        </table:table-row>
        <table:table-row table:style-name="ro9">
          <table:table-cell table:style-name="ce5" office:value-type="float" office:value="34">
            <text:p>34</text:p>
          </table:table-cell>
          <table:table-cell office:value-type="string">
            <text:p>eda_status_date</text:p>
          </table:table-cell>
          <table:table-cell table:number-columns-repeated="1022"/>
        </table:table-row>
        <table:table-row table:style-name="ro9">
          <table:table-cell table:style-name="ce5" office:value-type="float" office:value="35">
            <text:p>35</text:p>
          </table:table-cell>
          <table:table-cell office:value-type="string">
            <text:p>metadata_status</text:p>
          </table:table-cell>
          <table:table-cell table:number-columns-repeated="1022"/>
        </table:table-row>
        <table:table-row table:style-name="ro9">
          <table:table-cell table:style-name="ce5" office:value-type="float" office:value="36">
            <text:p>36</text:p>
          </table:table-cell>
          <table:table-cell office:value-type="string">
            <text:p>metadata_status_date</text:p>
          </table:table-cell>
          <table:table-cell table:number-columns-repeated="1022"/>
        </table:table-row>
        <table:table-row table:style-name="ro9">
          <table:table-cell table:style-name="ce5" office:value-type="float" office:value="37">
            <text:p>37</text:p>
          </table:table-cell>
          <table:table-cell office:value-type="string">
            <text:p>todo_or_done</text:p>
          </table:table-cell>
          <table:table-cell table:number-columns-repeated="1022"/>
        </table:table-row>
        <table:table-row table:style-name="ro9">
          <table:table-cell table:style-name="ce5" office:value-type="float" office:value="38">
            <text:p>38</text:p>
          </table:table-cell>
          <table:table-cell office:value-type="string">
            <text:p>date_publication_expected</text:p>
          </table:table-cell>
          <table:table-cell office:value-type="string">
            <text:p>Due Date/s for Publication</text:p>
          </table:table-cell>
          <table:table-cell table:number-columns-repeated="1021"/>
        </table:table-row>
        <table:table-row table:style-name="ro9">
          <table:table-cell table:style-name="ce5" office:value-type="float" office:value="39">
            <text:p>39</text:p>
          </table:table-cell>
          <table:table-cell office:value-type="string">
            <text:p>field_start_date</text:p>
          </table:table-cell>
          <table:table-cell table:number-columns-repeated="1022"/>
        </table:table-row>
        <table:table-row table:style-name="ro9">
          <table:table-cell table:style-name="ce5" office:value-type="float" office:value="40">
            <text:p>40</text:p>
          </table:table-cell>
          <table:table-cell office:value-type="string">
            <text:p>field_end_date</text:p>
          </table:table-cell>
          <table:table-cell table:number-columns-repeated="1022"/>
        </table:table-row>
        <table:table-row table:style-name="ro9">
          <table:table-cell table:number-columns-repeated="2"/>
          <table:table-cell office:value-type="string">
            <text:p>Temporal Coverage</text:p>
          </table:table-cell>
          <table:table-cell table:number-columns-repeated="1021"/>
        </table:table-row>
        <table:table-row table:style-name="ro4" table:number-rows-repeated="1048535">
          <table:table-cell table:number-columns-repeated="1024"/>
        </table:table-row>
        <table:table-row table:style-name="ro4">
          <table:table-cell table:number-columns-repeated="1024"/>
        </table:table-row>
      </table:table>
      <table:table table:name="plot_network" table:style-name="ta5">
        <office:forms form:automatic-focus="false" form:apply-design-mode="false"/>
        <table:table-column table:style-name="co12" table:number-columns-repeated="1024" table:default-cell-style-name="ce3"/>
        <table:table-row table:style-name="ro9">
          <table:table-cell table:style-name="ce5" office:value-type="string">
            <text:p>names(d)</text:p>
          </table:table-cell>
          <table:table-cell office:value-type="string">
            <text:p>names(d)</text:p>
          </table:table-cell>
          <table:table-cell table:number-columns-repeated="1022"/>
        </table:table-row>
        <table:table-row table:style-name="ro9">
          <table:table-cell table:style-name="ce5" office:value-type="float" office:value="1">
            <text:p>1</text:p>
          </table:table-cell>
          <table:table-cell office:value-type="string">
            <text:p>pn_code</text:p>
          </table:table-cell>
          <table:table-cell table:number-columns-repeated="1022"/>
        </table:table-row>
        <table:table-row table:style-name="ro9">
          <table:table-cell table:style-name="ce5" office:value-type="float" office:value="2">
            <text:p>2</text:p>
          </table:table-cell>
          <table:table-cell office:value-type="string">
            <text:p>plot_network_study_name</text:p>
          </table:table-cell>
          <table:table-cell table:number-columns-repeated="1022"/>
        </table:table-row>
        <table:table-row table:style-name="ro9">
          <table:table-cell table:style-name="ce5" office:value-type="float" office:value="3">
            <text:p>3</text:p>
          </table:table-cell>
          <table:table-cell office:value-type="string">
            <text:p>pkid</text:p>
          </table:table-cell>
          <table:table-cell table:number-columns-repeated="1022"/>
        </table:table-row>
        <table:table-row table:style-name="ro5">
          <table:table-cell/>
          <table:table-cell office:value-type="string">
            <text:p>deed_code</text:p>
          </table:table-cell>
          <table:table-cell table:number-columns-repeated="1022"/>
        </table:table-row>
        <table:table-row table:style-name="ro4" table:number-rows-repeated="1048570">
          <table:table-cell table:number-columns-repeated="1024"/>
        </table:table-row>
        <table:table-row table:style-name="ro4">
          <table:table-cell table:number-columns-repeated="1024"/>
        </table:table-row>
      </table:table>
      <table:table table:name="data_deed" table:style-name="ta1">
        <table:table-column table:style-name="co14" table:default-cell-style-name="Default"/>
        <table:table-row table:style-name="ro5">
          <table:table-cell/>
        </table:table-row>
        <table:table-row table:style-name="ro5">
          <table:table-cell table:style-name="ce3" office:value-type="string">
            <text:p>deeds_folder</text:p>
          </table:table-cell>
        </table:table-row>
      </table:table>
      <table:table table:name="asn" table:style-name="ta6">
        <office:forms form:automatic-focus="false" form:apply-design-mode="false"/>
        <table:table-column table:style-name="co3" table:default-cell-style-name="ce3"/>
        <table:table-column table:style-name="co4" table:default-cell-style-name="ce3"/>
        <table:table-column table:style-name="co3" table:default-cell-style-name="ce3"/>
        <table:table-column table:style-name="co15" table:default-cell-style-name="ce3"/>
        <table:table-column table:style-name="co16" table:default-cell-style-name="ce7"/>
        <table:table-column table:style-name="co16" table:default-cell-style-name="ce6"/>
        <table:table-column table:style-name="co8" table:number-columns-repeated="1018" table:default-cell-style-name="ce3"/>
        <table:table-row table:style-name="ro6">
          <table:table-cell/>
          <table:table-cell office:value-type="string">
            <text:p>Data Table Template</text:p>
          </table:table-cell>
          <table:table-cell office:value-type="string">
            <text:p>e.g.</text:p>
          </table:table-cell>
          <table:table-cell office:value-type="string">
            <text:p>Dropdown lists</text:p>
          </table:table-cell>
          <table:table-cell office:value-type="string">
            <text:p>asn_col</text:p>
          </table:table-cell>
          <table:table-cell table:number-columns-repeated="1019"/>
        </table:table-row>
        <table:table-row table:style-name="ro6">
          <table:table-cell/>
          <table:table-cell office:value-type="string">
            <text:p>No.</text:p>
          </table:table-cell>
          <table:table-cell office:value-type="string">
            <text:p>Example</text:p>
          </table:table-cell>
          <table:table-cell/>
          <table:table-cell office:value-type="string">
            <text:p>Document ID</text:p>
          </table:table-cell>
          <table:table-cell table:formula="of:=LOWER([.E2])" office:value-type="string" office:string-value="document id">
            <text:p>document id</text:p>
          </table:table-cell>
          <table:table-cell table:formula="of:=&quot;dat2 &lt;- gsub('&quot;&amp;[.E2]&amp;&quot;'&quot;" office:value-type="string" office:string-value="dat2 &lt;- gsub('Document ID'">
            <text:p>dat2 &lt;- gsub('Document ID'</text:p>
          </table:table-cell>
          <table:table-cell table:number-columns-repeated="1017"/>
        </table:table-row>
        <table:table-row table:style-name="ro6">
          <table:table-cell/>
          <table:table-cell office:value-type="string">
            <text:p>Title</text:p>
          </table:table-cell>
          <table:table-cell office:value-type="string">
            <text:p>E.g Daily Maximum Temperature</text:p>
          </table:table-cell>
          <table:table-cell/>
          <table:table-cell office:value-type="string">
            <text:p>Dataset Title</text:p>
          </table:table-cell>
          <table:table-cell table:formula="of:=LOWER([.E3])" office:value-type="string" office:string-value="dataset title">
            <text:p>dataset title</text:p>
          </table:table-cell>
          <table:table-cell table:number-columns-repeated="1018"/>
        </table:table-row>
        <table:table-row table:style-name="ro6">
          <table:table-cell/>
          <table:table-cell office:value-type="string">
            <text:p>Database/Data set/Short description</text:p>
          </table:table-cell>
          <table:table-cell table:style-name="ce4" office:value-type="string">
            <text:p>E.g. Miniumum daily temperature for the Australian continent between 1970-2012. Daily temperature regulates rates of plant growth and to determine critical conditions such as frost on flowering and fruiting. Model: ANUCLIMATE 1.0</text:p>
            <text:p>Resolution: 0.01 degrees</text:p>
          </table:table-cell>
          <table:table-cell/>
          <table:table-cell office:value-type="string">
            <text:p>Revised Dataset Title</text:p>
          </table:table-cell>
          <table:table-cell table:formula="of:=LOWER([.E4])" office:value-type="string" office:string-value="revised dataset title">
            <text:p>revised dataset title</text:p>
          </table:table-cell>
          <table:table-cell table:number-columns-repeated="1018"/>
        </table:table-row>
        <table:table-row table:style-name="ro6">
          <table:table-cell/>
          <table:table-cell office:value-type="string">
            <text:p>Data Custodian</text:p>
          </table:table-cell>
          <table:table-cell office:value-type="string">
            <text:p>Prof. Michael Hutchinson Institution: Australian National University</text:p>
          </table:table-cell>
          <table:table-cell/>
          <table:table-cell office:value-type="string">
            <text:p>Supersite</text:p>
          </table:table-cell>
          <table:table-cell table:formula="of:=LOWER([.E5])" office:value-type="string" office:string-value="supersite">
            <text:p>supersite</text:p>
          </table:table-cell>
          <table:table-cell table:number-columns-repeated="1018"/>
        </table:table-row>
        <table:table-row table:style-name="ro6">
          <table:table-cell table:number-columns-repeated="4"/>
          <table:table-cell office:value-type="string">
            <text:p>TERN Funded</text:p>
          </table:table-cell>
          <table:table-cell table:formula="of:=LOWER([.E6])" office:value-type="string" office:string-value="tern funded">
            <text:p>tern funded</text:p>
          </table:table-cell>
          <table:table-cell table:number-columns-repeated="1018"/>
        </table:table-row>
        <table:table-row table:style-name="ro6">
          <table:table-cell table:number-columns-repeated="4"/>
          <table:table-cell office:value-type="string">
            <text:p>PI Name</text:p>
          </table:table-cell>
          <table:table-cell table:formula="of:=LOWER([.E7])" office:value-type="string" office:string-value="pi name">
            <text:p>pi name</text:p>
          </table:table-cell>
          <table:table-cell table:number-columns-repeated="1018"/>
        </table:table-row>
        <table:table-row table:style-name="ro6">
          <table:table-cell/>
          <table:table-cell office:value-type="string">
            <text:p>Type</text:p>
          </table:table-cell>
          <table:table-cell office:value-type="string">
            <text:p>Gridded</text:p>
          </table:table-cell>
          <table:table-cell office:value-type="string">
            <text:p>Type</text:p>
          </table:table-cell>
          <table:table-cell/>
          <table:table-cell table:formula="of:=LOWER([.E8])">
            <text:p/>
          </table:table-cell>
          <table:table-cell table:number-columns-repeated="1018"/>
        </table:table-row>
        <table:table-row table:style-name="ro6">
          <table:table-cell/>
          <table:table-cell office:value-type="string">
            <text:p>Spatial Coverage</text:p>
          </table:table-cell>
          <table:table-cell office:value-type="string">
            <text:p>State</text:p>
          </table:table-cell>
          <table:table-cell office:value-type="string">
            <text:p>Spatial coverage</text:p>
          </table:table-cell>
          <table:table-cell office:value-type="string">
            <text:p>Coordinates in Database</text:p>
          </table:table-cell>
          <table:table-cell table:formula="of:=LOWER([.E9])" office:value-type="string" office:string-value="coordinates in database">
            <text:p>coordinates in database</text:p>
          </table:table-cell>
          <table:table-cell table:number-columns-repeated="1018"/>
        </table:table-row>
        <table:table-row table:style-name="ro6">
          <table:table-cell/>
          <table:table-cell office:value-type="string">
            <text:p>Spatial Coverage2</text:p>
          </table:table-cell>
          <table:table-cell/>
          <table:table-cell office:value-type="string">
            <text:p>State</text:p>
          </table:table-cell>
          <table:table-cell office:value-type="string">
            <text:p>Correct Coordinates</text:p>
          </table:table-cell>
          <table:table-cell table:formula="of:=LOWER([.E10])" office:value-type="string" office:string-value="correct coordinates">
            <text:p>correct coordinates</text:p>
          </table:table-cell>
          <table:table-cell table:number-columns-repeated="1018"/>
        </table:table-row>
        <table:table-row table:style-name="ro6">
          <table:table-cell/>
          <table:table-cell office:value-type="string">
            <text:p>Spatial Resolution</text:p>
          </table:table-cell>
          <table:table-cell office:value-type="string">
            <text:p>1km or 5 km or 250 mtr etc</text:p>
          </table:table-cell>
          <table:table-cell/>
          <table:table-cell/>
          <table:table-cell table:formula="of:=LOWER([.E11])">
            <text:p/>
          </table:table-cell>
          <table:table-cell table:number-columns-repeated="1018"/>
        </table:table-row>
        <table:table-row table:style-name="ro6">
          <table:table-cell/>
          <table:table-cell office:value-type="string">
            <text:p>Temporal Coverage</text:p>
          </table:table-cell>
          <table:table-cell office:value-type="string">
            <text:p>2012-2013</text:p>
          </table:table-cell>
          <table:table-cell office:value-type="string">
            <text:p>Temporal coverage</text:p>
          </table:table-cell>
          <table:table-cell office:value-type="string">
            <text:p>Period covered</text:p>
          </table:table-cell>
          <table:table-cell table:formula="of:=LOWER([.E12])" office:value-type="string" office:string-value="period covered">
            <text:p>period covered</text:p>
          </table:table-cell>
          <table:table-cell table:number-columns-repeated="1018"/>
        </table:table-row>
        <table:table-row table:style-name="ro6">
          <table:table-cell/>
          <table:table-cell office:value-type="string">
            <text:p>Temporal data Interval</text:p>
          </table:table-cell>
          <table:table-cell office:value-type="string">
            <text:p>half hourly</text:p>
          </table:table-cell>
          <table:table-cell office:value-type="string">
            <text:p>Half hourly</text:p>
          </table:table-cell>
          <table:table-cell/>
          <table:table-cell table:formula="of:=LOWER([.E13])">
            <text:p/>
          </table:table-cell>
          <table:table-cell table:number-columns-repeated="1018"/>
        </table:table-row>
        <table:table-row table:style-name="ro6">
          <table:table-cell table:number-columns-repeated="3"/>
          <table:table-cell office:value-type="string">
            <text:p>Hourly</text:p>
          </table:table-cell>
          <table:table-cell/>
          <table:table-cell table:formula="of:=LOWER([.E14])">
            <text:p/>
          </table:table-cell>
          <table:table-cell table:number-columns-repeated="1018"/>
        </table:table-row>
        <table:table-row table:style-name="ro6">
          <table:table-cell table:number-columns-repeated="3"/>
          <table:table-cell office:value-type="string">
            <text:p>Daily</text:p>
          </table:table-cell>
          <table:table-cell/>
          <table:table-cell table:formula="of:=LOWER([.E15])">
            <text:p/>
          </table:table-cell>
          <table:table-cell table:number-columns-repeated="1018"/>
        </table:table-row>
        <table:table-row table:style-name="ro6">
          <table:table-cell table:number-columns-repeated="3"/>
          <table:table-cell office:value-type="string">
            <text:p>Monthly</text:p>
          </table:table-cell>
          <table:table-cell/>
          <table:table-cell table:formula="of:=LOWER([.E16])">
            <text:p/>
          </table:table-cell>
          <table:table-cell table:number-columns-repeated="1018"/>
        </table:table-row>
        <table:table-row table:style-name="ro6">
          <table:table-cell table:number-columns-repeated="3"/>
          <table:table-cell office:value-type="string">
            <text:p>Quarterly</text:p>
          </table:table-cell>
          <table:table-cell/>
          <table:table-cell table:formula="of:=LOWER([.E17])">
            <text:p/>
          </table:table-cell>
          <table:table-cell table:number-columns-repeated="1018"/>
        </table:table-row>
        <table:table-row table:style-name="ro6">
          <table:table-cell table:number-columns-repeated="3"/>
          <table:table-cell office:value-type="string">
            <text:p>Seasonally</text:p>
          </table:table-cell>
          <table:table-cell/>
          <table:table-cell table:formula="of:=LOWER([.E18])">
            <text:p/>
          </table:table-cell>
          <table:table-cell table:number-columns-repeated="1018"/>
        </table:table-row>
        <table:table-row table:style-name="ro6">
          <table:table-cell table:number-columns-repeated="3"/>
          <table:table-cell office:value-type="string">
            <text:p>Annually</text:p>
          </table:table-cell>
          <table:table-cell/>
          <table:table-cell table:formula="of:=LOWER([.E19])">
            <text:p/>
          </table:table-cell>
          <table:table-cell table:number-columns-repeated="1018"/>
        </table:table-row>
        <table:table-row table:style-name="ro6">
          <table:table-cell table:number-columns-repeated="4"/>
          <table:table-cell/>
          <table:table-cell table:formula="of:=LOWER([.E20])">
            <text:p/>
          </table:table-cell>
          <table:table-cell table:number-columns-repeated="1018"/>
        </table:table-row>
        <table:table-row table:style-name="ro6">
          <table:table-cell table:number-columns-repeated="4"/>
          <table:table-cell/>
          <table:table-cell table:formula="of:=LOWER([.E21])">
            <text:p/>
          </table:table-cell>
          <table:table-cell table:number-columns-repeated="1018"/>
        </table:table-row>
        <table:table-row table:style-name="ro6">
          <table:table-cell table:number-columns-repeated="4"/>
          <table:table-cell/>
          <table:table-cell table:formula="of:=LOWER([.E22])">
            <text:p/>
          </table:table-cell>
          <table:table-cell table:number-columns-repeated="1018"/>
        </table:table-row>
        <table:table-row table:style-name="ro6">
          <table:table-cell table:number-columns-repeated="4"/>
          <table:table-cell/>
          <table:table-cell table:formula="of:=LOWER([.E23])">
            <text:p/>
          </table:table-cell>
          <table:table-cell table:number-columns-repeated="1018"/>
        </table:table-row>
        <table:table-row table:style-name="ro6">
          <table:table-cell/>
          <table:table-cell office:value-type="string">
            <text:p>Due Date/s for Publication</text:p>
          </table:table-cell>
          <table:table-cell office:value-type="string">
            <text:p>Specific date for one offs: e.g. 20 Dec 2014 or for ongoing updates scheduling: e..g. End of each Month</text:p>
          </table:table-cell>
          <table:table-cell/>
          <table:table-cell/>
          <table:table-cell table:formula="of:=LOWER([.E24])">
            <text:p/>
          </table:table-cell>
          <table:table-cell table:number-columns-repeated="1018"/>
        </table:table-row>
        <table:table-row table:style-name="ro6">
          <table:table-cell/>
          <table:table-cell office:value-type="string">
            <text:p>Data size</text:p>
          </table:table-cell>
          <table:table-cell office:value-type="string">
            <text:p>3MB</text:p>
          </table:table-cell>
          <table:table-cell/>
          <table:table-cell/>
          <table:table-cell table:formula="of:=LOWER([.E25])">
            <text:p/>
          </table:table-cell>
          <table:table-cell table:number-columns-repeated="1018"/>
        </table:table-row>
        <table:table-row table:style-name="ro6">
          <table:table-cell/>
          <table:table-cell office:value-type="string">
            <text:p>Update Frequency</text:p>
          </table:table-cell>
          <table:table-cell office:value-type="string">
            <text:p>Quarterly</text:p>
          </table:table-cell>
          <table:table-cell office:value-type="string">
            <text:p>Update freq</text:p>
          </table:table-cell>
          <table:table-cell/>
          <table:table-cell table:formula="of:=LOWER([.E26])">
            <text:p/>
          </table:table-cell>
          <table:table-cell table:number-columns-repeated="1018"/>
        </table:table-row>
        <table:table-row table:style-name="ro6">
          <table:table-cell table:number-columns-repeated="3"/>
          <table:table-cell office:value-type="string">
            <text:p>One off</text:p>
          </table:table-cell>
          <table:table-cell/>
          <table:table-cell table:formula="of:=LOWER([.E27])">
            <text:p/>
          </table:table-cell>
          <table:table-cell table:number-columns-repeated="1018"/>
        </table:table-row>
        <table:table-row table:style-name="ro6">
          <table:table-cell table:number-columns-repeated="3"/>
          <table:table-cell office:value-type="string">
            <text:p>Quarterly</text:p>
          </table:table-cell>
          <table:table-cell/>
          <table:table-cell table:formula="of:=LOWER([.E28])">
            <text:p/>
          </table:table-cell>
          <table:table-cell table:number-columns-repeated="1018"/>
        </table:table-row>
        <table:table-row table:style-name="ro6">
          <table:table-cell table:number-columns-repeated="3"/>
          <table:table-cell office:value-type="string">
            <text:p>Yearly</text:p>
          </table:table-cell>
          <table:table-cell/>
          <table:table-cell table:formula="of:=LOWER([.E29])">
            <text:p/>
          </table:table-cell>
          <table:table-cell table:number-columns-repeated="1018"/>
        </table:table-row>
        <table:table-row table:style-name="ro6">
          <table:table-cell table:number-columns-repeated="3"/>
          <table:table-cell office:value-type="string">
            <text:p>Improved</text:p>
          </table:table-cell>
          <table:table-cell/>
          <table:table-cell table:formula="of:=LOWER([.E30])">
            <text:p/>
          </table:table-cell>
          <table:table-cell table:number-columns-repeated="1018"/>
        </table:table-row>
        <table:table-row table:style-name="ro6">
          <table:table-cell office:value-type="string">
            <text:p>Value Add (tick box)</text:p>
          </table:table-cell>
          <table:table-cell office:value-type="string">
            <text:p>Synthesised</text:p>
          </table:table-cell>
          <table:table-cell table:number-columns-repeated="2"/>
          <table:table-cell/>
          <table:table-cell table:formula="of:=LOWER([.E31])">
            <text:p/>
          </table:table-cell>
          <table:table-cell table:number-columns-repeated="1018"/>
        </table:table-row>
        <table:table-row table:style-name="ro6">
          <table:table-cell/>
          <table:table-cell office:value-type="string">
            <text:p>Collected by TERN</text:p>
          </table:table-cell>
          <table:table-cell table:number-columns-repeated="2"/>
          <table:table-cell/>
          <table:table-cell table:formula="of:=LOWER([.E32])">
            <text:p/>
          </table:table-cell>
          <table:table-cell table:number-columns-repeated="1018"/>
        </table:table-row>
        <table:table-row table:style-name="ro6">
          <table:table-cell/>
          <table:table-cell office:value-type="string">
            <text:p>Collated from external source</text:p>
          </table:table-cell>
          <table:table-cell table:number-columns-repeated="2"/>
          <table:table-cell/>
          <table:table-cell table:formula="of:=LOWER([.E33])">
            <text:p/>
          </table:table-cell>
          <table:table-cell table:number-columns-repeated="1018"/>
        </table:table-row>
        <table:table-row table:style-name="ro6">
          <table:table-cell/>
          <table:table-cell office:value-type="string">
            <text:p>Validation/QA</text:p>
          </table:table-cell>
          <table:table-cell table:number-columns-repeated="2"/>
          <table:table-cell office:value-type="string">
            <text:p>QA Approved</text:p>
          </table:table-cell>
          <table:table-cell table:formula="of:=LOWER([.E34])" office:value-type="string" office:string-value="qa approved">
            <text:p>qa approved</text:p>
          </table:table-cell>
          <table:table-cell table:number-columns-repeated="1018"/>
        </table:table-row>
        <table:table-row table:style-name="ro6">
          <table:table-cell/>
          <table:table-cell office:value-type="string">
            <text:p>Contextual information enrichment</text:p>
          </table:table-cell>
          <table:table-cell table:number-columns-repeated="2"/>
          <table:table-cell/>
          <table:table-cell table:formula="of:=LOWER([.E35])">
            <text:p/>
          </table:table-cell>
          <table:table-cell table:number-columns-repeated="1018"/>
        </table:table-row>
        <table:table-row table:style-name="ro6">
          <table:table-cell/>
          <table:table-cell office:value-type="string">
            <text:p>Licenced</text:p>
          </table:table-cell>
          <table:table-cell table:number-columns-repeated="2"/>
          <table:table-cell/>
          <table:table-cell table:formula="of:=LOWER([.E36])">
            <text:p/>
          </table:table-cell>
          <table:table-cell table:number-columns-repeated="1018"/>
        </table:table-row>
        <table:table-row table:style-name="ro6">
          <table:table-cell table:number-columns-repeated="4"/>
          <table:table-cell/>
          <table:table-cell table:formula="of:=LOWER([.E37])">
            <text:p/>
          </table:table-cell>
          <table:table-cell table:number-columns-repeated="1018"/>
        </table:table-row>
        <table:table-row table:style-name="ro6">
          <table:table-cell table:number-columns-repeated="4"/>
          <table:table-cell/>
          <table:table-cell table:formula="of:=LOWER([.E38])">
            <text:p/>
          </table:table-cell>
          <table:table-cell table:number-columns-repeated="1018"/>
        </table:table-row>
        <table:table-row table:style-name="ro6">
          <table:table-cell table:number-columns-repeated="4"/>
          <table:table-cell/>
          <table:table-cell table:formula="of:=LOWER([.E39])">
            <text:p/>
          </table:table-cell>
          <table:table-cell table:number-columns-repeated="1018"/>
        </table:table-row>
        <table:table-row table:style-name="ro6">
          <table:table-cell table:number-columns-repeated="4"/>
          <table:table-cell/>
          <table:table-cell table:formula="of:=LOWER([.E40])">
            <text:p/>
          </table:table-cell>
          <table:table-cell table:number-columns-repeated="1018"/>
        </table:table-row>
        <table:table-row table:style-name="ro6">
          <table:table-cell table:number-columns-repeated="4"/>
          <table:table-cell/>
          <table:table-cell table:formula="of:=LOWER([.E41])">
            <text:p/>
          </table:table-cell>
          <table:table-cell table:number-columns-repeated="1018"/>
        </table:table-row>
        <table:table-row table:style-name="ro6">
          <table:table-cell/>
          <table:table-cell office:value-type="string">
            <text:p>Verison</text:p>
          </table:table-cell>
          <table:table-cell table:number-columns-repeated="2"/>
          <table:table-cell/>
          <table:table-cell table:formula="of:=LOWER([.E42])">
            <text:p/>
          </table:table-cell>
          <table:table-cell table:number-columns-repeated="1018"/>
        </table:table-row>
        <table:table-row table:style-name="ro6">
          <table:table-cell table:number-columns-repeated="4"/>
          <table:table-cell/>
          <table:table-cell table:formula="of:=LOWER([.E43])">
            <text:p/>
          </table:table-cell>
          <table:table-cell table:number-columns-repeated="1018"/>
        </table:table-row>
        <table:table-row table:style-name="ro6">
          <table:table-cell/>
          <table:table-cell office:value-type="string">
            <text:p>Status</text:p>
          </table:table-cell>
          <table:table-cell/>
          <table:table-cell office:value-type="string">
            <text:p>Status</text:p>
          </table:table-cell>
          <table:table-cell/>
          <table:table-cell table:formula="of:=LOWER([.E44])">
            <text:p/>
          </table:table-cell>
          <table:table-cell table:number-columns-repeated="1018"/>
        </table:table-row>
        <table:table-row table:style-name="ro6">
          <table:table-cell table:number-columns-repeated="3"/>
          <table:table-cell office:value-type="string">
            <text:p>Pending</text:p>
          </table:table-cell>
          <table:table-cell/>
          <table:table-cell table:formula="of:=LOWER([.E45])">
            <text:p/>
          </table:table-cell>
          <table:table-cell table:number-columns-repeated="1018"/>
        </table:table-row>
        <table:table-row table:style-name="ro6">
          <table:table-cell table:number-columns-repeated="3"/>
          <table:table-cell office:value-type="string">
            <text:p>Ontrack</text:p>
          </table:table-cell>
          <table:table-cell/>
          <table:table-cell table:formula="of:=LOWER([.E46])">
            <text:p/>
          </table:table-cell>
          <table:table-cell table:number-columns-repeated="1018"/>
        </table:table-row>
        <table:table-row table:style-name="ro6">
          <table:table-cell table:number-columns-repeated="3"/>
          <table:table-cell office:value-type="string">
            <text:p>Delayed</text:p>
          </table:table-cell>
          <table:table-cell/>
          <table:table-cell table:formula="of:=LOWER([.E47])">
            <text:p/>
          </table:table-cell>
          <table:table-cell table:number-columns-repeated="1018"/>
        </table:table-row>
        <table:table-row table:style-name="ro6">
          <table:table-cell table:number-columns-repeated="3"/>
          <table:table-cell office:value-type="string">
            <text:p>Rescheduled to new date</text:p>
          </table:table-cell>
          <table:table-cell/>
          <table:table-cell table:formula="of:=LOWER([.E48])">
            <text:p/>
          </table:table-cell>
          <table:table-cell table:number-columns-repeated="1018"/>
        </table:table-row>
        <table:table-row table:style-name="ro6">
          <table:table-cell table:number-columns-repeated="3"/>
          <table:table-cell office:value-type="string">
            <text:p>Released</text:p>
          </table:table-cell>
          <table:table-cell office:value-type="string">
            <text:p>Access Rights Updated</text:p>
          </table:table-cell>
          <table:table-cell table:formula="of:=LOWER([.E49])" office:value-type="string" office:string-value="access rights updated">
            <text:p>access rights updated</text:p>
          </table:table-cell>
          <table:table-cell table:number-columns-repeated="1018"/>
        </table:table-row>
        <table:table-row table:style-name="ro6">
          <table:table-cell table:number-columns-repeated="4"/>
          <table:table-cell/>
          <table:table-cell table:formula="of:=LOWER([.E50])">
            <text:p/>
          </table:table-cell>
          <table:table-cell table:number-columns-repeated="1018"/>
        </table:table-row>
        <table:table-row table:style-name="ro6">
          <table:table-cell table:number-columns-repeated="4"/>
          <table:table-cell/>
          <table:table-cell table:formula="of:=LOWER([.E51])">
            <text:p/>
          </table:table-cell>
          <table:table-cell table:number-columns-repeated="1018"/>
        </table:table-row>
        <table:table-row table:style-name="ro6">
          <table:table-cell table:number-columns-repeated="4"/>
          <table:table-cell/>
          <table:table-cell table:formula="of:=LOWER([.E52])">
            <text:p/>
          </table:table-cell>
          <table:table-cell table:number-columns-repeated="1018"/>
        </table:table-row>
        <table:table-row table:style-name="ro6">
          <table:table-cell table:number-columns-repeated="4"/>
          <table:table-cell/>
          <table:table-cell table:formula="of:=LOWER([.E53])">
            <text:p/>
          </table:table-cell>
          <table:table-cell table:number-columns-repeated="1018"/>
        </table:table-row>
        <table:table-row table:style-name="ro6">
          <table:table-cell table:number-columns-repeated="4"/>
          <table:table-cell/>
          <table:table-cell table:formula="of:=LOWER([.E54])">
            <text:p/>
          </table:table-cell>
          <table:table-cell table:number-columns-repeated="1018"/>
        </table:table-row>
        <table:table-row table:style-name="ro6">
          <table:table-cell table:number-columns-repeated="4"/>
          <table:table-cell/>
          <table:table-cell table:formula="of:=LOWER([.E55])">
            <text:p/>
          </table:table-cell>
          <table:table-cell table:number-columns-repeated="1018"/>
        </table:table-row>
        <table:table-row table:style-name="ro6">
          <table:table-cell table:number-columns-repeated="4"/>
          <table:table-cell/>
          <table:table-cell table:formula="of:=LOWER([.E56])">
            <text:p/>
          </table:table-cell>
          <table:table-cell table:number-columns-repeated="1018"/>
        </table:table-row>
        <table:table-row table:style-name="ro6">
          <table:table-cell table:number-columns-repeated="4"/>
          <table:table-cell/>
          <table:table-cell table:formula="of:=LOWER([.E57])">
            <text:p/>
          </table:table-cell>
          <table:table-cell table:number-columns-repeated="1018"/>
        </table:table-row>
        <table:table-row table:style-name="ro6">
          <table:table-cell table:number-columns-repeated="4"/>
          <table:table-cell/>
          <table:table-cell table:formula="of:=LOWER([.E58])">
            <text:p/>
          </table:table-cell>
          <table:table-cell table:number-columns-repeated="1018"/>
        </table:table-row>
        <table:table-row table:style-name="ro6">
          <table:table-cell table:number-columns-repeated="4"/>
          <table:table-cell/>
          <table:table-cell table:formula="of:=LOWER([.E59])">
            <text:p/>
          </table:table-cell>
          <table:table-cell table:number-columns-repeated="1018"/>
        </table:table-row>
        <table:table-row table:style-name="ro6">
          <table:table-cell office:value-type="string">
            <text:p>Post Publication Check List</text:p>
          </table:table-cell>
          <table:table-cell office:value-type="string">
            <text:p>Licenced</text:p>
          </table:table-cell>
          <table:table-cell table:number-columns-repeated="2"/>
          <table:table-cell office:value-type="string">
            <text:p>Licence</text:p>
          </table:table-cell>
          <table:table-cell table:formula="of:=LOWER([.E60])" office:value-type="string" office:string-value="licence">
            <text:p>licence</text:p>
          </table:table-cell>
          <table:table-cell table:number-columns-repeated="1018"/>
        </table:table-row>
        <table:table-row table:style-name="ro6">
          <table:table-cell/>
          <table:table-cell office:value-type="string">
            <text:p>Described with metadata</text:p>
          </table:table-cell>
          <table:table-cell table:number-columns-repeated="2"/>
          <table:table-cell/>
          <table:table-cell table:formula="of:=LOWER([.E61])">
            <text:p/>
          </table:table-cell>
          <table:table-cell table:number-columns-repeated="1018"/>
        </table:table-row>
        <table:table-row table:style-name="ro6">
          <table:table-cell table:number-columns-repeated="4"/>
          <table:table-cell/>
          <table:table-cell table:formula="of:=LOWER([.E62])">
            <text:p/>
          </table:table-cell>
          <table:table-cell table:number-columns-repeated="1018"/>
        </table:table-row>
        <table:table-row table:style-name="ro6">
          <table:table-cell/>
          <table:table-cell office:value-type="string">
            <text:p>DOI minted</text:p>
          </table:table-cell>
          <table:table-cell table:number-columns-repeated="2"/>
          <table:table-cell/>
          <table:table-cell table:formula="of:=LOWER([.E63])">
            <text:p/>
          </table:table-cell>
          <table:table-cell table:number-columns-repeated="1018"/>
        </table:table-row>
        <table:table-row table:style-name="ro6">
          <table:table-cell/>
          <table:table-cell office:value-type="string">
            <text:p>Metadata feed to TDDP &amp; RDA</text:p>
          </table:table-cell>
          <table:table-cell table:number-columns-repeated="2"/>
          <table:table-cell/>
          <table:table-cell table:formula="of:=LOWER([.E64])">
            <text:p/>
          </table:table-cell>
          <table:table-cell table:number-columns-repeated="1018"/>
        </table:table-row>
        <table:table-row table:style-name="ro6">
          <table:table-cell/>
          <table:table-cell office:value-type="string">
            <text:p>Over due: Previous 2013/14 or Earlier Deliverable</text:p>
          </table:table-cell>
          <table:table-cell table:number-columns-repeated="2"/>
          <table:table-cell/>
          <table:table-cell table:formula="of:=LOWER([.E65])">
            <text:p/>
          </table:table-cell>
          <table:table-cell table:number-columns-repeated="1018"/>
        </table:table-row>
        <table:table-row table:style-name="ro6">
          <table:table-cell/>
          <table:table-cell office:value-type="string">
            <text:p>Overdue Current Year</text:p>
          </table:table-cell>
          <table:table-cell table:number-columns-repeated="2"/>
          <table:table-cell/>
          <table:table-cell table:formula="of:=LOWER([.E66])">
            <text:p/>
          </table:table-cell>
          <table:table-cell table:number-columns-repeated="1018"/>
        </table:table-row>
        <table:table-row table:style-name="ro6">
          <table:table-cell/>
          <table:table-cell office:value-type="string">
            <text:p>Due Current Quarter</text:p>
          </table:table-cell>
          <table:table-cell table:number-columns-repeated="2"/>
          <table:table-cell/>
          <table:table-cell table:formula="of:=LOWER([.E67])">
            <text:p/>
          </table:table-cell>
          <table:table-cell table:number-columns-repeated="1018"/>
        </table:table-row>
        <table:table-row table:style-name="ro6">
          <table:table-cell/>
          <table:table-cell office:value-type="string">
            <text:p>Completed</text:p>
          </table:table-cell>
          <table:table-cell table:number-columns-repeated="2"/>
          <table:table-cell/>
          <table:table-cell table:formula="of:=LOWER([.E68])">
            <text:p/>
          </table:table-cell>
          <table:table-cell table:number-columns-repeated="1018"/>
        </table:table-row>
        <table:table-row table:style-name="ro6" table:number-rows-repeated="65468">
          <table:table-cell table:number-columns-repeated="1024"/>
        </table:table-row>
        <table:table-row table:style-name="ro4" table:number-rows-repeated="983039">
          <table:table-cell table:number-columns-repeated="1024"/>
        </table:table-row>
        <table:table-row table:style-name="ro4">
          <table:table-cell table:number-columns-repeated="1024"/>
        </table:table-row>
      </table:table>
      <table:table table:name="asn (2)" table:style-name="ta7">
        <office:forms form:automatic-focus="false" form:apply-design-mode="false"/>
        <table:table-column table:style-name="co3" table:default-cell-style-name="ce3"/>
        <table:table-column table:style-name="co17" table:default-cell-style-name="ce3"/>
        <table:table-column table:style-name="co4" table:default-cell-style-name="ce3"/>
        <table:table-column table:style-name="co3" table:default-cell-style-name="ce3"/>
        <table:table-column table:style-name="co15" table:default-cell-style-name="ce3"/>
        <table:table-column table:style-name="co16" table:default-cell-style-name="ce7"/>
        <table:table-column table:style-name="co16" table:default-cell-style-name="ce6"/>
        <table:table-column table:style-name="co18" table:default-cell-style-name="ce3"/>
        <table:table-column table:style-name="co8" table:number-columns-repeated="1016" table:default-cell-style-name="ce3"/>
        <table:table-row table:style-name="ro6">
          <table:table-cell/>
          <table:table-cell office:value-type="string">
            <text:p>Data_Table_Template</text:p>
          </table:table-cell>
          <table:table-cell/>
          <table:table-cell office:value-type="string">
            <text:p>e.g.</text:p>
          </table:table-cell>
          <table:table-cell office:value-type="string">
            <text:p>Dropdown lists</text:p>
          </table:table-cell>
          <table:table-cell office:value-type="string">
            <text:p>asn_col</text:p>
          </table:table-cell>
          <table:table-cell table:number-columns-repeated="1018"/>
        </table:table-row>
        <table:table-row table:style-name="ro6">
          <table:table-cell/>
          <table:table-cell office:value-type="string">
            <text:p>No.</text:p>
          </table:table-cell>
          <table:table-cell table:formula="of:=LOWER([.B2])" office:value-type="string" office:string-value="no.">
            <text:p>no.</text:p>
          </table:table-cell>
          <table:table-cell office:value-type="string">
            <text:p>Example</text:p>
          </table:table-cell>
          <table:table-cell/>
          <table:table-cell office:value-type="string">
            <text:p>Document_ID</text:p>
          </table:table-cell>
          <table:table-cell table:formula="of:=LOWER([.F2])" office:value-type="string" office:string-value="document_id">
            <text:p>document_id</text:p>
          </table:table-cell>
          <table:table-cell table:formula="of:=&quot;names(dat2) &lt;- gsub('&quot;&amp;[.G2]&amp;&quot;', '&quot;&amp;[.C2]&amp;&quot;',names(dat2))&quot;" office:value-type="string" office:string-value="names(dat2) &lt;- gsub('document_id', 'no.',names(dat2))">
            <text:p>names(dat2) &lt;- gsub('document_id', 'no.',names(dat2))</text:p>
          </table:table-cell>
          <table:table-cell table:formula="of:=[.C2]&amp;&quot;,&quot;" office:value-type="string" office:string-value="no.,">
            <text:p>no.,</text:p>
          </table:table-cell>
          <table:table-cell table:number-columns-repeated="1015"/>
        </table:table-row>
        <table:table-row table:style-name="ro6">
          <table:table-cell/>
          <table:table-cell office:value-type="string">
            <text:p>Title</text:p>
          </table:table-cell>
          <table:table-cell table:formula="of:=LOWER([.B3])" office:value-type="string" office:string-value="title">
            <text:p>title</text:p>
          </table:table-cell>
          <table:table-cell office:value-type="string">
            <text:p>E.g Daily Maximum Temperature</text:p>
          </table:table-cell>
          <table:table-cell/>
          <table:table-cell office:value-type="string">
            <text:p>Dataset_Title</text:p>
          </table:table-cell>
          <table:table-cell table:formula="of:=LOWER([.F3])" office:value-type="string" office:string-value="dataset_title">
            <text:p>dataset_title</text:p>
          </table:table-cell>
          <table:table-cell table:formula="of:=&quot;names(dat2) &lt;- gsub('&quot;&amp;[.G3]&amp;&quot;', '&quot;&amp;[.C3]&amp;&quot;',names(dat2))&quot;" office:value-type="string" office:string-value="names(dat2) &lt;- gsub('dataset_title', 'title',names(dat2))">
            <text:p>names(dat2) &lt;- gsub('dataset_title', 'title',names(dat2))</text:p>
          </table:table-cell>
          <table:table-cell table:formula="of:=[.C3]&amp;&quot;,&quot;" office:value-type="string" office:string-value="title,">
            <text:p>title,</text:p>
          </table:table-cell>
          <table:table-cell table:number-columns-repeated="1015"/>
        </table:table-row>
        <table:table-row table:style-name="ro6">
          <table:table-cell/>
          <table:table-cell office:value-type="string">
            <text:p>Database_Data_set_Short_description</text:p>
          </table:table-cell>
          <table:table-cell table:formula="of:=LOWER([.B4])" office:value-type="string" office:string-value="database_data_set_short_description">
            <text:p>database_data_set_short_description</text:p>
          </table:table-cell>
          <table:table-cell table:style-name="ce4" office:value-type="string">
            <text:p>E.g. Miniumum daily temperature for the Australian continent between 1970-2012. Daily temperature regulates rates of plant growth and to determine critical conditions such as frost on flowering and fruiting. Model: ANUCLIMATE 1.0</text:p>
            <text:p>Resolution: 0.01 degrees</text:p>
          </table:table-cell>
          <table:table-cell/>
          <table:table-cell office:value-type="string">
            <text:p>Revised_Dataset_Title</text:p>
          </table:table-cell>
          <table:table-cell table:formula="of:=LOWER([.F4])" office:value-type="string" office:string-value="revised_dataset_title">
            <text:p>revised_dataset_title</text:p>
          </table:table-cell>
          <table:table-cell table:formula="of:=&quot;names(dat2) &lt;- gsub('&quot;&amp;[.G4]&amp;&quot;', '&quot;&amp;[.C4]&amp;&quot;',names(dat2))&quot;" office:value-type="string" office:string-value="names(dat2) &lt;- gsub('revised_dataset_title', 'database_data_set_short_description',names(dat2))">
            <text:p>names(dat2) &lt;- gsub('revised_dataset_title', 'database_data_set_short_description',names(dat2))</text:p>
          </table:table-cell>
          <table:table-cell table:formula="of:=[.C4]&amp;&quot;,&quot;" office:value-type="string" office:string-value="database_data_set_short_description,">
            <text:p>database_data_set_short_description,</text:p>
          </table:table-cell>
          <table:table-cell table:number-columns-repeated="1015"/>
        </table:table-row>
        <table:table-row table:style-name="ro6">
          <table:table-cell/>
          <table:table-cell office:value-type="string">
            <text:p>Data_Custodian</text:p>
          </table:table-cell>
          <table:table-cell table:formula="of:=LOWER([.B5])" office:value-type="string" office:string-value="data_custodian">
            <text:p>data_custodian</text:p>
          </table:table-cell>
          <table:table-cell office:value-type="string">
            <text:p>Prof. Michael Hutchinson Institution: Australian National University</text:p>
          </table:table-cell>
          <table:table-cell/>
          <table:table-cell office:value-type="string">
            <text:p>Supersite</text:p>
          </table:table-cell>
          <table:table-cell table:formula="of:=LOWER([.F5])" office:value-type="string" office:string-value="supersite">
            <text:p>supersite</text:p>
          </table:table-cell>
          <table:table-cell office:value-type="string">
            <text:p>dat2$data_custodian &lt;- paste(dat2$supersite, dat2$pi_name dat2$tern_funded)</text:p>
          </table:table-cell>
          <table:table-cell table:formula="of:=[.C5]&amp;&quot;,&quot;" office:value-type="string" office:string-value="data_custodian,">
            <text:p>data_custodian,</text:p>
          </table:table-cell>
          <table:table-cell table:number-columns-repeated="1015"/>
        </table:table-row>
        <table:table-row table:style-name="ro6">
          <table:table-cell/>
          <table:table-cell/>
          <table:table-cell table:formula="of:=LOWER([.B6])">
            <text:p/>
          </table:table-cell>
          <table:table-cell table:number-columns-repeated="2"/>
          <table:table-cell office:value-type="string">
            <text:p>TERN_Funded</text:p>
          </table:table-cell>
          <table:table-cell table:formula="of:=LOWER([.F6])" office:value-type="string" office:string-value="tern_funded">
            <text:p>tern_funded</text:p>
          </table:table-cell>
          <table:table-cell/>
          <table:table-cell table:formula="of:=[.C6]&amp;&quot;,&quot;" office:value-type="string" office:string-value=",">
            <text:p>,</text:p>
          </table:table-cell>
          <table:table-cell table:number-columns-repeated="1015"/>
        </table:table-row>
        <table:table-row table:style-name="ro6">
          <table:table-cell/>
          <table:table-cell/>
          <table:table-cell table:formula="of:=LOWER([.B7])">
            <text:p/>
          </table:table-cell>
          <table:table-cell table:number-columns-repeated="2"/>
          <table:table-cell office:value-type="string">
            <text:p>PI_Name</text:p>
          </table:table-cell>
          <table:table-cell table:formula="of:=LOWER([.F7])" office:value-type="string" office:string-value="pi_name">
            <text:p>pi_name</text:p>
          </table:table-cell>
          <table:table-cell/>
          <table:table-cell table:formula="of:=[.C7]&amp;&quot;,&quot;" office:value-type="string" office:string-value=",">
            <text:p>,</text:p>
          </table:table-cell>
          <table:table-cell table:number-columns-repeated="1015"/>
        </table:table-row>
        <table:table-row table:style-name="ro6">
          <table:table-cell/>
          <table:table-cell office:value-type="string">
            <text:p>Type</text:p>
          </table:table-cell>
          <table:table-cell table:formula="of:=LOWER([.B8])" office:value-type="string" office:string-value="type">
            <text:p>type</text:p>
          </table:table-cell>
          <table:table-cell office:value-type="string">
            <text:p>Gridded</text:p>
          </table:table-cell>
          <table:table-cell office:value-type="string">
            <text:p>Type</text:p>
          </table:table-cell>
          <table:table-cell/>
          <table:table-cell table:formula="of:=LOWER([.F8])">
            <text:p/>
          </table:table-cell>
          <table:table-cell office:value-type="string">
            <text:p>dat2$type &lt;- ""</text:p>
          </table:table-cell>
          <table:table-cell table:formula="of:=[.C8]&amp;&quot;,&quot;" office:value-type="string" office:string-value="type,">
            <text:p>type,</text:p>
          </table:table-cell>
          <table:table-cell table:number-columns-repeated="1015"/>
        </table:table-row>
        <table:table-row table:style-name="ro6">
          <table:table-cell/>
          <table:table-cell office:value-type="string">
            <text:p>Spatial_Coverage</text:p>
          </table:table-cell>
          <table:table-cell table:formula="of:=LOWER([.B9])" office:value-type="string" office:string-value="spatial_coverage">
            <text:p>spatial_coverage</text:p>
          </table:table-cell>
          <table:table-cell office:value-type="string">
            <text:p>State</text:p>
          </table:table-cell>
          <table:table-cell office:value-type="string">
            <text:p>Spatial coverage</text:p>
          </table:table-cell>
          <table:table-cell office:value-type="string">
            <text:p>Coordinates_in_Database</text:p>
          </table:table-cell>
          <table:table-cell table:formula="of:=LOWER([.F9])" office:value-type="string" office:string-value="coordinates_in_database">
            <text:p>coordinates_in_database</text:p>
          </table:table-cell>
          <table:table-cell table:formula="of:=&quot;names(dat2) &lt;- gsub('&quot;&amp;[.G9]&amp;&quot;', '&quot;&amp;[.C9]&amp;&quot;',names(dat2))&quot;" office:value-type="string" office:string-value="names(dat2) &lt;- gsub('coordinates_in_database', 'spatial_coverage',names(dat2))">
            <text:p>names(dat2) &lt;- gsub('coordinates_in_database', 'spatial_coverage',names(dat2))</text:p>
          </table:table-cell>
          <table:table-cell table:formula="of:=[.C9]&amp;&quot;,&quot;" office:value-type="string" office:string-value="spatial_coverage,">
            <text:p>spatial_coverage,</text:p>
          </table:table-cell>
          <table:table-cell table:number-columns-repeated="1015"/>
        </table:table-row>
        <table:table-row table:style-name="ro6">
          <table:table-cell/>
          <table:table-cell office:value-type="string">
            <text:p>Spatial_Resolution</text:p>
          </table:table-cell>
          <table:table-cell table:formula="of:=LOWER([.B10])" office:value-type="string" office:string-value="spatial_resolution">
            <text:p>spatial_resolution</text:p>
          </table:table-cell>
          <table:table-cell office:value-type="string">
            <text:p>1km or 5 km or 250 mtr etc</text:p>
          </table:table-cell>
          <table:table-cell/>
          <table:table-cell/>
          <table:table-cell table:formula="of:=LOWER([.F10])">
            <text:p/>
          </table:table-cell>
          <table:table-cell office:value-type="string">
            <text:p>dat2$spatial_resolution &lt;- ""</text:p>
          </table:table-cell>
          <table:table-cell table:formula="of:=[.C10]&amp;&quot;,&quot;" office:value-type="string" office:string-value="spatial_resolution,">
            <text:p>spatial_resolution,</text:p>
          </table:table-cell>
          <table:table-cell table:number-columns-repeated="1015"/>
        </table:table-row>
        <table:table-row table:style-name="ro6">
          <table:table-cell/>
          <table:table-cell office:value-type="string">
            <text:p>Temporal_Coverage</text:p>
          </table:table-cell>
          <table:table-cell table:formula="of:=LOWER([.B11])" office:value-type="string" office:string-value="temporal_coverage">
            <text:p>temporal_coverage</text:p>
          </table:table-cell>
          <table:table-cell office:value-type="string">
            <text:p>2012-2013</text:p>
          </table:table-cell>
          <table:table-cell office:value-type="string">
            <text:p>Temporal coverage</text:p>
          </table:table-cell>
          <table:table-cell office:value-type="string">
            <text:p>Period_covered</text:p>
          </table:table-cell>
          <table:table-cell table:formula="of:=LOWER([.F11])" office:value-type="string" office:string-value="period_covered">
            <text:p>period_covered</text:p>
          </table:table-cell>
          <table:table-cell table:formula="of:=&quot;names(dat2) &lt;- gsub('&quot;&amp;[.G11]&amp;&quot;', '&quot;&amp;[.C11]&amp;&quot;',names(dat2))&quot;" office:value-type="string" office:string-value="names(dat2) &lt;- gsub('period_covered', 'temporal_coverage',names(dat2))">
            <text:p>names(dat2) &lt;- gsub('period_covered', 'temporal_coverage',names(dat2))</text:p>
          </table:table-cell>
          <table:table-cell table:formula="of:=[.C11]&amp;&quot;,&quot;" office:value-type="string" office:string-value="temporal_coverage,">
            <text:p>temporal_coverage,</text:p>
          </table:table-cell>
          <table:table-cell table:number-columns-repeated="1015"/>
        </table:table-row>
        <table:table-row table:style-name="ro6">
          <table:table-cell/>
          <table:table-cell office:value-type="string">
            <text:p>Temporal_data_Interval</text:p>
          </table:table-cell>
          <table:table-cell table:formula="of:=LOWER([.B12])" office:value-type="string" office:string-value="temporal_data_interval">
            <text:p>temporal_data_interval</text:p>
          </table:table-cell>
          <table:table-cell office:value-type="string">
            <text:p>half hourly</text:p>
          </table:table-cell>
          <table:table-cell office:value-type="string">
            <text:p>Half hourly</text:p>
          </table:table-cell>
          <table:table-cell/>
          <table:table-cell table:formula="of:=LOWER([.F12])">
            <text:p/>
          </table:table-cell>
          <table:table-cell table:formula="of:=&quot;dat2$&quot;&amp;[.C12]&amp;&quot;&lt;- ''&quot;" office:value-type="string" office:string-value="dat2$temporal_data_interval&lt;- ''">
            <text:p>dat2$temporal_data_interval&lt;- ''</text:p>
          </table:table-cell>
          <table:table-cell table:formula="of:=[.C12]&amp;&quot;,&quot;" office:value-type="string" office:string-value="temporal_data_interval,">
            <text:p>temporal_data_interval,</text:p>
          </table:table-cell>
          <table:table-cell table:number-columns-repeated="1015"/>
        </table:table-row>
        <table:table-row table:style-name="ro6">
          <table:table-cell/>
          <table:table-cell office:value-type="string">
            <text:p>Due_Dates_for_Publication</text:p>
          </table:table-cell>
          <table:table-cell table:formula="of:=LOWER([.B13])" office:value-type="string" office:string-value="due_dates_for_publication">
            <text:p>due_dates_for_publication</text:p>
          </table:table-cell>
          <table:table-cell office:value-type="string">
            <text:p>Specific date for one offs: e.g. 20 Dec 2014 or for ongoing updates scheduling: e..g. End of each Month</text:p>
          </table:table-cell>
          <table:table-cell/>
          <table:table-cell/>
          <table:table-cell table:formula="of:=LOWER([.F13])">
            <text:p/>
          </table:table-cell>
          <table:table-cell table:formula="of:=&quot;dat2$&quot;&amp;[.C13]&amp;&quot;&lt;- ''&quot;" office:value-type="string" office:string-value="dat2$due_dates_for_publication&lt;- ''">
            <text:p>dat2$due_dates_for_publication&lt;- ''</text:p>
          </table:table-cell>
          <table:table-cell table:formula="of:=[.C13]&amp;&quot;,&quot;" office:value-type="string" office:string-value="due_dates_for_publication,">
            <text:p>due_dates_for_publication,</text:p>
          </table:table-cell>
          <table:table-cell table:number-columns-repeated="1015"/>
        </table:table-row>
        <table:table-row table:style-name="ro6">
          <table:table-cell/>
          <table:table-cell office:value-type="string">
            <text:p>Data_size</text:p>
          </table:table-cell>
          <table:table-cell table:formula="of:=LOWER([.B14])" office:value-type="string" office:string-value="data_size">
            <text:p>data_size</text:p>
          </table:table-cell>
          <table:table-cell office:value-type="string">
            <text:p>3MB</text:p>
          </table:table-cell>
          <table:table-cell/>
          <table:table-cell/>
          <table:table-cell table:formula="of:=LOWER([.F14])">
            <text:p/>
          </table:table-cell>
          <table:table-cell table:formula="of:=&quot;dat2$&quot;&amp;[.C14]&amp;&quot;&lt;- ''&quot;" office:value-type="string" office:string-value="dat2$data_size&lt;- ''">
            <text:p>dat2$data_size&lt;- ''</text:p>
          </table:table-cell>
          <table:table-cell table:formula="of:=[.C14]&amp;&quot;,&quot;" office:value-type="string" office:string-value="data_size,">
            <text:p>data_size,</text:p>
          </table:table-cell>
          <table:table-cell table:number-columns-repeated="1015"/>
        </table:table-row>
        <table:table-row table:style-name="ro6">
          <table:table-cell/>
          <table:table-cell office:value-type="string">
            <text:p>Update_Frequency</text:p>
          </table:table-cell>
          <table:table-cell table:formula="of:=LOWER([.B15])" office:value-type="string" office:string-value="update_frequency">
            <text:p>update_frequency</text:p>
          </table:table-cell>
          <table:table-cell office:value-type="string">
            <text:p>Quarterly</text:p>
          </table:table-cell>
          <table:table-cell office:value-type="string">
            <text:p>Update freq</text:p>
          </table:table-cell>
          <table:table-cell/>
          <table:table-cell table:formula="of:=LOWER([.F15])">
            <text:p/>
          </table:table-cell>
          <table:table-cell table:formula="of:=&quot;dat2$&quot;&amp;[.C15]&amp;&quot;&lt;- ''&quot;" office:value-type="string" office:string-value="dat2$update_frequency&lt;- ''">
            <text:p>dat2$update_frequency&lt;- ''</text:p>
          </table:table-cell>
          <table:table-cell table:formula="of:=[.C15]&amp;&quot;,&quot;" office:value-type="string" office:string-value="update_frequency,">
            <text:p>update_frequency,</text:p>
          </table:table-cell>
          <table:table-cell table:number-columns-repeated="1015"/>
        </table:table-row>
        <table:table-row table:style-name="ro6">
          <table:table-cell office:value-type="string">
            <text:p>Value Add (tick box)</text:p>
          </table:table-cell>
          <table:table-cell office:value-type="string">
            <text:p>Synthesised</text:p>
          </table:table-cell>
          <table:table-cell table:formula="of:=LOWER([.B16])" office:value-type="string" office:string-value="synthesised">
            <text:p>synthesised</text:p>
          </table:table-cell>
          <table:table-cell table:number-columns-repeated="2"/>
          <table:table-cell/>
          <table:table-cell table:formula="of:=LOWER([.F16])">
            <text:p/>
          </table:table-cell>
          <table:table-cell table:formula="of:=&quot;dat2$&quot;&amp;[.C16]&amp;&quot;&lt;- ''&quot;" office:value-type="string" office:string-value="dat2$synthesised&lt;- ''">
            <text:p>dat2$synthesised&lt;- ''</text:p>
          </table:table-cell>
          <table:table-cell table:formula="of:=[.C16]&amp;&quot;,&quot;" office:value-type="string" office:string-value="synthesised,">
            <text:p>synthesised,</text:p>
          </table:table-cell>
          <table:table-cell table:number-columns-repeated="1015"/>
        </table:table-row>
        <table:table-row table:style-name="ro6">
          <table:table-cell/>
          <table:table-cell office:value-type="string">
            <text:p>Collected_by_TERN</text:p>
          </table:table-cell>
          <table:table-cell table:formula="of:=LOWER([.B17])" office:value-type="string" office:string-value="collected_by_tern">
            <text:p>collected_by_tern</text:p>
          </table:table-cell>
          <table:table-cell table:number-columns-repeated="2"/>
          <table:table-cell/>
          <table:table-cell table:formula="of:=LOWER([.F17])">
            <text:p/>
          </table:table-cell>
          <table:table-cell table:formula="of:=&quot;dat2$&quot;&amp;[.C17]&amp;&quot;&lt;- ''&quot;" office:value-type="string" office:string-value="dat2$collected_by_tern&lt;- ''">
            <text:p>dat2$collected_by_tern&lt;- ''</text:p>
          </table:table-cell>
          <table:table-cell table:formula="of:=[.C17]&amp;&quot;,&quot;" office:value-type="string" office:string-value="collected_by_tern,">
            <text:p>collected_by_tern,</text:p>
          </table:table-cell>
          <table:table-cell table:number-columns-repeated="1015"/>
        </table:table-row>
        <table:table-row table:style-name="ro6">
          <table:table-cell/>
          <table:table-cell office:value-type="string">
            <text:p>Collated_from_external_source</text:p>
          </table:table-cell>
          <table:table-cell table:formula="of:=LOWER([.B18])" office:value-type="string" office:string-value="collated_from_external_source">
            <text:p>collated_from_external_source</text:p>
          </table:table-cell>
          <table:table-cell table:number-columns-repeated="2"/>
          <table:table-cell/>
          <table:table-cell table:formula="of:=LOWER([.F18])">
            <text:p/>
          </table:table-cell>
          <table:table-cell table:formula="of:=&quot;dat2$&quot;&amp;[.C18]&amp;&quot;&lt;- ''&quot;" office:value-type="string" office:string-value="dat2$collated_from_external_source&lt;- ''">
            <text:p>dat2$collated_from_external_source&lt;- ''</text:p>
          </table:table-cell>
          <table:table-cell table:formula="of:=[.C18]&amp;&quot;,&quot;" office:value-type="string" office:string-value="collated_from_external_source,">
            <text:p>collated_from_external_source,</text:p>
          </table:table-cell>
          <table:table-cell table:number-columns-repeated="1015"/>
        </table:table-row>
        <table:table-row table:style-name="ro6">
          <table:table-cell/>
          <table:table-cell office:value-type="string">
            <text:p>Validation_QA</text:p>
          </table:table-cell>
          <table:table-cell table:formula="of:=LOWER([.B19])" office:value-type="string" office:string-value="validation_qa">
            <text:p>validation_qa</text:p>
          </table:table-cell>
          <table:table-cell table:number-columns-repeated="2"/>
          <table:table-cell office:value-type="string">
            <text:p>QA_Approved</text:p>
          </table:table-cell>
          <table:table-cell table:formula="of:=LOWER([.F19])" office:value-type="string" office:string-value="qa_approved">
            <text:p>qa_approved</text:p>
          </table:table-cell>
          <table:table-cell table:formula="of:=&quot;names(dat2) &lt;- gsub('&quot;&amp;[.G19]&amp;&quot;', '&quot;&amp;[.C19]&amp;&quot;',names(dat2))&quot;" office:value-type="string" office:string-value="names(dat2) &lt;- gsub('qa_approved', 'validation_qa',names(dat2))">
            <text:p>names(dat2) &lt;- gsub('qa_approved', 'validation_qa',names(dat2))</text:p>
          </table:table-cell>
          <table:table-cell table:formula="of:=[.C19]&amp;&quot;,&quot;" office:value-type="string" office:string-value="validation_qa,">
            <text:p>validation_qa,</text:p>
          </table:table-cell>
          <table:table-cell table:number-columns-repeated="1015"/>
        </table:table-row>
        <table:table-row table:style-name="ro6">
          <table:table-cell/>
          <table:table-cell office:value-type="string">
            <text:p>Contextual_information_enrichment</text:p>
          </table:table-cell>
          <table:table-cell table:formula="of:=LOWER([.B20])" office:value-type="string" office:string-value="contextual_information_enrichment">
            <text:p>contextual_information_enrichment</text:p>
          </table:table-cell>
          <table:table-cell table:number-columns-repeated="2"/>
          <table:table-cell/>
          <table:table-cell table:formula="of:=LOWER([.F20])">
            <text:p/>
          </table:table-cell>
          <table:table-cell table:formula="of:=&quot;dat2$&quot;&amp;[.C20]&amp;&quot;&lt;- ''&quot;" office:value-type="string" office:string-value="dat2$contextual_information_enrichment&lt;- ''">
            <text:p>dat2$contextual_information_enrichment&lt;- ''</text:p>
          </table:table-cell>
          <table:table-cell table:formula="of:=[.C20]&amp;&quot;,&quot;" office:value-type="string" office:string-value="contextual_information_enrichment,">
            <text:p>contextual_information_enrichment,</text:p>
          </table:table-cell>
          <table:table-cell table:number-columns-repeated="1015"/>
        </table:table-row>
        <table:table-row table:style-name="ro6">
          <table:table-cell/>
          <table:table-cell office:value-type="string">
            <text:p>Licenced</text:p>
          </table:table-cell>
          <table:table-cell table:formula="of:=LOWER([.B21])" office:value-type="string" office:string-value="licenced">
            <text:p>licenced</text:p>
          </table:table-cell>
          <table:table-cell table:number-columns-repeated="2"/>
          <table:table-cell/>
          <table:table-cell table:formula="of:=LOWER([.F21])">
            <text:p/>
          </table:table-cell>
          <table:table-cell table:formula="of:=&quot;dat2$&quot;&amp;[.C21]&amp;&quot;&lt;- ''&quot;" office:value-type="string" office:string-value="dat2$licenced&lt;- ''">
            <text:p>dat2$licenced&lt;- ''</text:p>
          </table:table-cell>
          <table:table-cell table:formula="of:=[.C21]&amp;&quot;,&quot;" office:value-type="string" office:string-value="licenced,">
            <text:p>licenced,</text:p>
          </table:table-cell>
          <table:table-cell table:number-columns-repeated="1015"/>
        </table:table-row>
        <table:table-row table:style-name="ro6">
          <table:table-cell/>
          <table:table-cell office:value-type="string">
            <text:p>Verison</text:p>
          </table:table-cell>
          <table:table-cell table:formula="of:=LOWER([.B22])" office:value-type="string" office:string-value="verison">
            <text:p>verison</text:p>
          </table:table-cell>
          <table:table-cell table:number-columns-repeated="2"/>
          <table:table-cell/>
          <table:table-cell table:formula="of:=LOWER([.F22])">
            <text:p/>
          </table:table-cell>
          <table:table-cell table:formula="of:=&quot;dat2$&quot;&amp;[.C22]&amp;&quot;&lt;- ''&quot;" office:value-type="string" office:string-value="dat2$verison&lt;- ''">
            <text:p>dat2$verison&lt;- ''</text:p>
          </table:table-cell>
          <table:table-cell table:formula="of:=[.C22]&amp;&quot;,&quot;" office:value-type="string" office:string-value="verison,">
            <text:p>verison,</text:p>
          </table:table-cell>
          <table:table-cell table:number-columns-repeated="1015"/>
        </table:table-row>
        <table:table-row table:style-name="ro6">
          <table:table-cell/>
          <table:table-cell office:value-type="string">
            <text:p>Status</text:p>
          </table:table-cell>
          <table:table-cell table:formula="of:=LOWER([.B23])" office:value-type="string" office:string-value="status">
            <text:p>status</text:p>
          </table:table-cell>
          <table:table-cell/>
          <table:table-cell office:value-type="string">
            <text:p>Status</text:p>
          </table:table-cell>
          <table:table-cell office:value-type="string">
            <text:p>Access_Rights_Updated</text:p>
          </table:table-cell>
          <table:table-cell table:formula="of:=LOWER([.F23])" office:value-type="string" office:string-value="access_rights_updated">
            <text:p>access_rights_updated</text:p>
          </table:table-cell>
          <table:table-cell table:formula="of:=&quot;names(dat2) &lt;- gsub('&quot;&amp;[.G23]&amp;&quot;', '&quot;&amp;[.C23]&amp;&quot;',names(dat2))&quot;" office:value-type="string" office:string-value="names(dat2) &lt;- gsub('access_rights_updated', 'status',names(dat2))">
            <text:p>names(dat2) &lt;- gsub('access_rights_updated', 'status',names(dat2))</text:p>
          </table:table-cell>
          <table:table-cell table:formula="of:=[.C23]&amp;&quot;,&quot;" office:value-type="string" office:string-value="status,">
            <text:p>status,</text:p>
          </table:table-cell>
          <table:table-cell table:number-columns-repeated="1015"/>
        </table:table-row>
        <table:table-row table:style-name="ro6">
          <table:table-cell office:value-type="string">
            <text:p>Post Publication Check List</text:p>
          </table:table-cell>
          <table:table-cell office:value-type="string">
            <text:p>Licenced</text:p>
          </table:table-cell>
          <table:table-cell table:formula="of:=LOWER([.B24])" office:value-type="string" office:string-value="licenced">
            <text:p>licenced</text:p>
          </table:table-cell>
          <table:table-cell table:number-columns-repeated="2"/>
          <table:table-cell office:value-type="string">
            <text:p>Licence</text:p>
          </table:table-cell>
          <table:table-cell table:formula="of:=LOWER([.F24])" office:value-type="string" office:string-value="licence">
            <text:p>licence</text:p>
          </table:table-cell>
          <table:table-cell table:formula="of:=&quot;names(dat2) &lt;- gsub('&quot;&amp;[.G24]&amp;&quot;', '&quot;&amp;[.C24]&amp;&quot;',names(dat2))&quot;" office:value-type="string" office:string-value="names(dat2) &lt;- gsub('licence', 'licenced',names(dat2))">
            <text:p>names(dat2) &lt;- gsub('licence', 'licenced',names(dat2))</text:p>
          </table:table-cell>
          <table:table-cell table:formula="of:=[.C24]&amp;&quot;,&quot;" office:value-type="string" office:string-value="licenced,">
            <text:p>licenced,</text:p>
          </table:table-cell>
          <table:table-cell table:number-columns-repeated="1015"/>
        </table:table-row>
        <table:table-row table:style-name="ro6">
          <table:table-cell/>
          <table:table-cell office:value-type="string">
            <text:p>Described_with_metadata</text:p>
          </table:table-cell>
          <table:table-cell table:number-columns-repeated="3"/>
          <table:table-cell/>
          <table:table-cell table:formula="of:=LOWER([.F25])">
            <text:p/>
          </table:table-cell>
          <table:table-cell table:number-columns-repeated="1017"/>
        </table:table-row>
        <table:table-row table:style-name="ro6">
          <table:table-cell/>
          <table:table-cell office:value-type="string">
            <text:p>DOI_minted</text:p>
          </table:table-cell>
          <table:table-cell table:number-columns-repeated="3"/>
          <table:table-cell/>
          <table:table-cell table:formula="of:=LOWER([.F26])">
            <text:p/>
          </table:table-cell>
          <table:table-cell table:number-columns-repeated="1017"/>
        </table:table-row>
        <table:table-row table:style-name="ro6">
          <table:table-cell/>
          <table:table-cell office:value-type="string">
            <text:p>Metadata_feed_to_TDDP_&amp;_RDA</text:p>
          </table:table-cell>
          <table:table-cell table:number-columns-repeated="3"/>
          <table:table-cell/>
          <table:table-cell table:formula="of:=LOWER([.F27])">
            <text:p/>
          </table:table-cell>
          <table:table-cell table:number-columns-repeated="1017"/>
        </table:table-row>
        <table:table-row table:style-name="ro6">
          <table:table-cell table:number-columns-repeated="5"/>
          <table:table-cell/>
          <table:table-cell table:formula="of:=LOWER([.F28])">
            <text:p/>
          </table:table-cell>
          <table:table-cell table:number-columns-repeated="1017"/>
        </table:table-row>
        <table:table-row table:style-name="ro6">
          <table:table-cell table:number-columns-repeated="5"/>
          <table:table-cell/>
          <table:table-cell table:formula="of:=LOWER([.F29])">
            <text:p/>
          </table:table-cell>
          <table:table-cell table:number-columns-repeated="1017"/>
        </table:table-row>
        <table:table-row table:style-name="ro6">
          <table:table-cell table:number-columns-repeated="5"/>
          <table:table-cell/>
          <table:table-cell table:formula="of:=LOWER([.F30])">
            <text:p/>
          </table:table-cell>
          <table:table-cell table:number-columns-repeated="1017"/>
        </table:table-row>
        <table:table-row table:style-name="ro6">
          <table:table-cell table:number-columns-repeated="5"/>
          <table:table-cell/>
          <table:table-cell table:formula="of:=LOWER([.F31])">
            <text:p/>
          </table:table-cell>
          <table:table-cell table:number-columns-repeated="1017"/>
        </table:table-row>
        <table:table-row table:style-name="ro6" table:number-rows-repeated="65505">
          <table:table-cell table:number-columns-repeated="1024"/>
        </table:table-row>
        <table:table-row table:style-name="ro4" table:number-rows-repeated="983039">
          <table:table-cell table:number-columns-repeated="1024"/>
        </table:table-row>
        <table:table-row table:style-name="ro4">
          <table:table-cell table:number-columns-repeated="1024"/>
        </table:table-row>
      </table:table>
      <table:table table:name="asn (3)" table:style-name="ta8">
        <office:forms form:automatic-focus="false" form:apply-design-mode="false"/>
        <table:table-column table:style-name="co19" table:default-cell-style-name="ce6"/>
        <table:table-column table:style-name="co20" table:default-cell-style-name="ce6"/>
        <table:table-column table:style-name="co21" table:number-columns-repeated="1022" table:default-cell-style-name="ce6"/>
        <table:table-row table:style-name="ro6">
          <table:table-cell table:style-name="ce7" office:value-type="string">
            <text:p>Data_Table_Template</text:p>
          </table:table-cell>
          <table:table-cell table:style-name="ce7" office:value-type="string">
            <text:p>asn_col</text:p>
          </table:table-cell>
          <table:table-cell table:number-columns-repeated="1022"/>
        </table:table-row>
        <table:table-row table:style-name="ro6">
          <table:table-cell table:style-name="ce7" office:value-type="string">
            <text:p>No.</text:p>
          </table:table-cell>
          <table:table-cell table:style-name="ce7" office:value-type="string">
            <text:p>Document_ID</text:p>
          </table:table-cell>
          <table:table-cell table:number-columns-repeated="1022"/>
        </table:table-row>
        <table:table-row table:style-name="ro6">
          <table:table-cell table:style-name="ce7" office:value-type="string">
            <text:p>Title</text:p>
          </table:table-cell>
          <table:table-cell table:style-name="ce7" office:value-type="string">
            <text:p>Dataset_Title</text:p>
          </table:table-cell>
          <table:table-cell table:number-columns-repeated="1022"/>
        </table:table-row>
        <table:table-row table:style-name="ro6">
          <table:table-cell table:style-name="ce7" office:value-type="string">
            <text:p>Database_Data_set_Short_description</text:p>
          </table:table-cell>
          <table:table-cell table:style-name="ce7" office:value-type="string">
            <text:p>Revised_Dataset_Title</text:p>
          </table:table-cell>
          <table:table-cell table:number-columns-repeated="1022"/>
        </table:table-row>
        <table:table-row table:style-name="ro6">
          <table:table-cell table:style-name="ce7" office:value-type="string">
            <text:p>Data_Custodian</text:p>
          </table:table-cell>
          <table:table-cell table:style-name="ce7" office:value-type="string">
            <text:p>Supersite</text:p>
          </table:table-cell>
          <table:table-cell table:number-columns-repeated="1022"/>
        </table:table-row>
        <table:table-row table:style-name="ro6">
          <table:table-cell table:style-name="ce7"/>
          <table:table-cell table:style-name="ce7" office:value-type="string">
            <text:p>TERN_Funded</text:p>
          </table:table-cell>
          <table:table-cell table:number-columns-repeated="1022"/>
        </table:table-row>
        <table:table-row table:style-name="ro6">
          <table:table-cell table:style-name="ce7"/>
          <table:table-cell table:style-name="ce7" office:value-type="string">
            <text:p>PI_Name</text:p>
          </table:table-cell>
          <table:table-cell table:number-columns-repeated="1022"/>
        </table:table-row>
        <table:table-row table:style-name="ro6">
          <table:table-cell table:style-name="ce7" office:value-type="string">
            <text:p>Type</text:p>
          </table:table-cell>
          <table:table-cell table:style-name="ce7"/>
          <table:table-cell table:number-columns-repeated="1022"/>
        </table:table-row>
        <table:table-row table:style-name="ro6">
          <table:table-cell table:style-name="ce7" office:value-type="string">
            <text:p>Spatial_Coverage</text:p>
          </table:table-cell>
          <table:table-cell table:style-name="ce7" office:value-type="string">
            <text:p>Coordinates_in_Database</text:p>
          </table:table-cell>
          <table:table-cell table:number-columns-repeated="1022"/>
        </table:table-row>
        <table:table-row table:style-name="ro6">
          <table:table-cell table:style-name="ce7" office:value-type="string">
            <text:p>Spatial_Resolution</text:p>
          </table:table-cell>
          <table:table-cell table:style-name="ce7"/>
          <table:table-cell table:number-columns-repeated="1022"/>
        </table:table-row>
        <table:table-row table:style-name="ro6">
          <table:table-cell table:style-name="ce7" office:value-type="string">
            <text:p>Temporal_Coverage</text:p>
          </table:table-cell>
          <table:table-cell table:style-name="ce7" office:value-type="string">
            <text:p>Period_covered</text:p>
          </table:table-cell>
          <table:table-cell table:number-columns-repeated="1022"/>
        </table:table-row>
        <table:table-row table:style-name="ro6">
          <table:table-cell table:style-name="ce7" office:value-type="string">
            <text:p>Temporal_data_Interval</text:p>
          </table:table-cell>
          <table:table-cell table:style-name="ce7"/>
          <table:table-cell table:number-columns-repeated="1022"/>
        </table:table-row>
        <table:table-row table:style-name="ro6">
          <table:table-cell table:style-name="ce7" office:value-type="string">
            <text:p>Due_Dates_for_Publication</text:p>
          </table:table-cell>
          <table:table-cell table:style-name="ce7"/>
          <table:table-cell table:number-columns-repeated="1022"/>
        </table:table-row>
        <table:table-row table:style-name="ro6">
          <table:table-cell table:style-name="ce7" office:value-type="string">
            <text:p>Data_size</text:p>
          </table:table-cell>
          <table:table-cell table:style-name="ce7"/>
          <table:table-cell table:number-columns-repeated="1022"/>
        </table:table-row>
        <table:table-row table:style-name="ro6">
          <table:table-cell table:style-name="ce7" office:value-type="string">
            <text:p>Update_Frequency</text:p>
          </table:table-cell>
          <table:table-cell table:style-name="ce7"/>
          <table:table-cell table:number-columns-repeated="1022"/>
        </table:table-row>
        <table:table-row table:style-name="ro6">
          <table:table-cell table:style-name="ce7" office:value-type="string">
            <text:p>Synthesised</text:p>
          </table:table-cell>
          <table:table-cell table:style-name="ce7"/>
          <table:table-cell table:number-columns-repeated="1022"/>
        </table:table-row>
        <table:table-row table:style-name="ro6">
          <table:table-cell table:style-name="ce7" office:value-type="string">
            <text:p>Collected_by_TERN</text:p>
          </table:table-cell>
          <table:table-cell table:style-name="ce7"/>
          <table:table-cell table:number-columns-repeated="1022"/>
        </table:table-row>
        <table:table-row table:style-name="ro6">
          <table:table-cell table:style-name="ce7" office:value-type="string">
            <text:p>Collated_from_external_source</text:p>
          </table:table-cell>
          <table:table-cell table:style-name="ce7"/>
          <table:table-cell table:number-columns-repeated="1022"/>
        </table:table-row>
        <table:table-row table:style-name="ro6">
          <table:table-cell table:style-name="ce7" office:value-type="string">
            <text:p>Validation_QA</text:p>
          </table:table-cell>
          <table:table-cell table:style-name="ce7" office:value-type="string">
            <text:p>QA_Approved</text:p>
          </table:table-cell>
          <table:table-cell table:number-columns-repeated="1022"/>
        </table:table-row>
        <table:table-row table:style-name="ro6">
          <table:table-cell table:style-name="ce7" office:value-type="string">
            <text:p>Contextual_information_enrichment</text:p>
          </table:table-cell>
          <table:table-cell table:style-name="ce7"/>
          <table:table-cell table:number-columns-repeated="1022"/>
        </table:table-row>
        <table:table-row table:style-name="ro6">
          <table:table-cell table:style-name="ce7" office:value-type="string">
            <text:p>Licenced</text:p>
          </table:table-cell>
          <table:table-cell table:style-name="ce7"/>
          <table:table-cell table:number-columns-repeated="1022"/>
        </table:table-row>
        <table:table-row table:style-name="ro6">
          <table:table-cell table:style-name="ce7" office:value-type="string">
            <text:p>Verison</text:p>
          </table:table-cell>
          <table:table-cell table:style-name="ce7"/>
          <table:table-cell table:number-columns-repeated="1022"/>
        </table:table-row>
        <table:table-row table:style-name="ro6">
          <table:table-cell table:style-name="ce7" office:value-type="string">
            <text:p>Status</text:p>
          </table:table-cell>
          <table:table-cell table:style-name="ce7" office:value-type="string">
            <text:p>Access_Rights_Updated</text:p>
          </table:table-cell>
          <table:table-cell table:number-columns-repeated="1022"/>
        </table:table-row>
        <table:table-row table:style-name="ro6">
          <table:table-cell table:style-name="ce7" office:value-type="string">
            <text:p>Licenced</text:p>
          </table:table-cell>
          <table:table-cell table:style-name="ce7" office:value-type="string">
            <text:p>Licence</text:p>
          </table:table-cell>
          <table:table-cell table:number-columns-repeated="1022"/>
        </table:table-row>
        <table:table-row table:style-name="ro6">
          <table:table-cell table:style-name="ce7" office:value-type="string">
            <text:p>Described_with_metadata</text:p>
          </table:table-cell>
          <table:table-cell table:style-name="ce7"/>
          <table:table-cell table:number-columns-repeated="1022"/>
        </table:table-row>
        <table:table-row table:style-name="ro6">
          <table:table-cell table:style-name="ce7" office:value-type="string">
            <text:p>DOI_minted</text:p>
          </table:table-cell>
          <table:table-cell table:style-name="ce7"/>
          <table:table-cell table:number-columns-repeated="1022"/>
        </table:table-row>
        <table:table-row table:style-name="ro6">
          <table:table-cell table:style-name="ce7" office:value-type="string">
            <text:p>Metadata_feed_to_TDDP_&amp;_RDA</text:p>
          </table:table-cell>
          <table:table-cell table:style-name="ce7"/>
          <table:table-cell table:number-columns-repeated="1022"/>
        </table:table-row>
        <table:table-row table:style-name="ro6" table:number-rows-repeated="65509">
          <table:table-cell table:number-columns-repeated="1024"/>
        </table:table-row>
        <table:table-row table:style-name="ro4" table:number-rows-repeated="983039">
          <table:table-cell table:number-columns-repeated="1024"/>
        </table:table-row>
        <table:table-row table:style-name="ro4">
          <table:table-cell table:number-columns-repeated="1024"/>
        </table:table-row>
      </table:table>
      <table:table table:name="asn_raw" table:style-name="ta9">
        <office:forms form:automatic-focus="false" form:apply-design-mode="false"/>
        <table:table-column table:style-name="co12" table:number-columns-repeated="1024" table:default-cell-style-name="ce3"/>
        <table:table-row table:style-name="ro9">
          <table:table-cell table:number-columns-repeated="2" office:value-type="string">
            <text:p>V1</text:p>
          </table:table-cell>
          <table:table-cell table:number-columns-repeated="1022"/>
        </table:table-row>
        <table:table-row table:style-name="ro9">
          <table:table-cell office:value-type="float" office:value="1">
            <text:p>1</text:p>
          </table:table-cell>
          <table:table-cell office:value-type="string">
            <text:p>Dataset.Title</text:p>
          </table:table-cell>
          <table:table-cell table:number-columns-repeated="1022"/>
        </table:table-row>
        <table:table-row table:style-name="ro9">
          <table:table-cell office:value-type="float" office:value="2">
            <text:p>2</text:p>
          </table:table-cell>
          <table:table-cell office:value-type="string">
            <text:p>Revised.Dataset.Title</text:p>
          </table:table-cell>
          <table:table-cell table:number-columns-repeated="1022"/>
        </table:table-row>
        <table:table-row table:style-name="ro9">
          <table:table-cell office:value-type="float" office:value="3">
            <text:p>3</text:p>
          </table:table-cell>
          <table:table-cell office:value-type="string">
            <text:p>Original.File.Name</text:p>
          </table:table-cell>
          <table:table-cell table:number-columns-repeated="1022"/>
        </table:table-row>
        <table:table-row table:style-name="ro9">
          <table:table-cell office:value-type="float" office:value="4">
            <text:p>4</text:p>
          </table:table-cell>
          <table:table-cell office:value-type="string">
            <text:p>Standardised.File..asn_.SuperSite.code._.data.type._.optional.location._.year..</text:p>
          </table:table-cell>
          <table:table-cell table:number-columns-repeated="1022"/>
        </table:table-row>
        <table:table-row table:style-name="ro9">
          <table:table-cell office:value-type="float" office:value="5">
            <text:p>5</text:p>
          </table:table-cell>
          <table:table-cell office:value-type="string">
            <text:p>Comments.on.File.contents</text:p>
          </table:table-cell>
          <table:table-cell table:number-columns-repeated="1022"/>
        </table:table-row>
        <table:table-row table:style-name="ro9">
          <table:table-cell office:value-type="float" office:value="6">
            <text:p>6</text:p>
          </table:table-cell>
          <table:table-cell office:value-type="string">
            <text:p>Data.Table.docid</text:p>
          </table:table-cell>
          <table:table-cell table:number-columns-repeated="1022"/>
        </table:table-row>
        <table:table-row table:style-name="ro9">
          <table:table-cell office:value-type="float" office:value="7">
            <text:p>7</text:p>
          </table:table-cell>
          <table:table-cell office:value-type="string">
            <text:p>Access.Rights.Updated</text:p>
          </table:table-cell>
          <table:table-cell table:number-columns-repeated="1022"/>
        </table:table-row>
        <table:table-row table:style-name="ro9">
          <table:table-cell office:value-type="float" office:value="8">
            <text:p>8</text:p>
          </table:table-cell>
          <table:table-cell office:value-type="string">
            <text:p>Document.ID</text:p>
          </table:table-cell>
          <table:table-cell table:number-columns-repeated="1022"/>
        </table:table-row>
        <table:table-row table:style-name="ro9">
          <table:table-cell office:value-type="float" office:value="9">
            <text:p>9</text:p>
          </table:table-cell>
          <table:table-cell office:value-type="string">
            <text:p>Supersite</text:p>
          </table:table-cell>
          <table:table-cell table:number-columns-repeated="1022"/>
        </table:table-row>
        <table:table-row table:style-name="ro9">
          <table:table-cell office:value-type="float" office:value="10">
            <text:p>10</text:p>
          </table:table-cell>
          <table:table-cell office:value-type="string">
            <text:p>Period.covered</text:p>
          </table:table-cell>
          <table:table-cell table:number-columns-repeated="1022"/>
        </table:table-row>
        <table:table-row table:style-name="ro9">
          <table:table-cell office:value-type="float" office:value="11">
            <text:p>11</text:p>
          </table:table-cell>
          <table:table-cell office:value-type="string">
            <text:p>QA.Approved</text:p>
          </table:table-cell>
          <table:table-cell table:number-columns-repeated="1022"/>
        </table:table-row>
        <table:table-row table:style-name="ro9">
          <table:table-cell office:value-type="float" office:value="12">
            <text:p>12</text:p>
          </table:table-cell>
          <table:table-cell office:value-type="string">
            <text:p>Comments</text:p>
          </table:table-cell>
          <table:table-cell table:number-columns-repeated="1022"/>
        </table:table-row>
        <table:table-row table:style-name="ro9">
          <table:table-cell office:value-type="float" office:value="13">
            <text:p>13</text:p>
          </table:table-cell>
          <table:table-cell office:value-type="string">
            <text:p>Licence</text:p>
          </table:table-cell>
          <table:table-cell table:number-columns-repeated="1022"/>
        </table:table-row>
        <table:table-row table:style-name="ro9">
          <table:table-cell office:value-type="float" office:value="14">
            <text:p>14</text:p>
          </table:table-cell>
          <table:table-cell office:value-type="string">
            <text:p>TERN.Funded</text:p>
          </table:table-cell>
          <table:table-cell table:number-columns-repeated="1022"/>
        </table:table-row>
        <table:table-row table:style-name="ro9">
          <table:table-cell office:value-type="float" office:value="15">
            <text:p>15</text:p>
          </table:table-cell>
          <table:table-cell office:value-type="string">
            <text:p>Deliverables</text:p>
          </table:table-cell>
          <table:table-cell table:number-columns-repeated="1022"/>
        </table:table-row>
        <table:table-row table:style-name="ro9">
          <table:table-cell office:value-type="float" office:value="16">
            <text:p>16</text:p>
          </table:table-cell>
          <table:table-cell office:value-type="string">
            <text:p>PI.Name</text:p>
          </table:table-cell>
          <table:table-cell table:number-columns-repeated="1022"/>
        </table:table-row>
        <table:table-row table:style-name="ro9">
          <table:table-cell office:value-type="float" office:value="17">
            <text:p>17</text:p>
          </table:table-cell>
          <table:table-cell office:value-type="string">
            <text:p>Keywords</text:p>
          </table:table-cell>
          <table:table-cell table:number-columns-repeated="1022"/>
        </table:table-row>
        <table:table-row table:style-name="ro9">
          <table:table-cell office:value-type="float" office:value="18">
            <text:p>18</text:p>
          </table:table-cell>
          <table:table-cell office:value-type="string">
            <text:p>FoR.Code</text:p>
          </table:table-cell>
          <table:table-cell table:number-columns-repeated="1022"/>
        </table:table-row>
        <table:table-row table:style-name="ro9">
          <table:table-cell office:value-type="float" office:value="19">
            <text:p>19</text:p>
          </table:table-cell>
          <table:table-cell office:value-type="string">
            <text:p>Coordinates.in.Database</text:p>
          </table:table-cell>
          <table:table-cell table:number-columns-repeated="1022"/>
        </table:table-row>
        <table:table-row table:style-name="ro9">
          <table:table-cell office:value-type="float" office:value="20">
            <text:p>20</text:p>
          </table:table-cell>
          <table:table-cell office:value-type="string">
            <text:p>Correct.Coordinates</text:p>
          </table:table-cell>
          <table:table-cell table:number-columns-repeated="1022"/>
        </table:table-row>
        <table:table-row table:style-name="ro9">
          <table:table-cell office:value-type="float" office:value="21">
            <text:p>21</text:p>
          </table:table-cell>
          <table:table-cell office:value-type="string">
            <text:p>Published</text:p>
          </table:table-cell>
          <table:table-cell table:number-columns-repeated="1022"/>
        </table:table-row>
        <table:table-row table:style-name="ro9">
          <table:table-cell office:value-type="float" office:value="22">
            <text:p>22</text:p>
          </table:table-cell>
          <table:table-cell office:value-type="string">
            <text:p>QA.QC</text:p>
          </table:table-cell>
          <table:table-cell table:number-columns-repeated="1022"/>
        </table:table-row>
        <table:table-row table:style-name="ro9">
          <table:table-cell office:value-type="float" office:value="23">
            <text:p>23</text:p>
          </table:table-cell>
          <table:table-cell office:value-type="string">
            <text:p>Submitted.Version.Location</text:p>
          </table:table-cell>
          <table:table-cell table:number-columns-repeated="1022"/>
        </table:table-row>
        <table:table-row table:style-name="ro9">
          <table:table-cell office:value-type="float" office:value="24">
            <text:p>24</text:p>
          </table:table-cell>
          <table:table-cell office:value-type="string">
            <text:p>Date.Due</text:p>
          </table:table-cell>
          <table:table-cell table:number-columns-repeated="1022"/>
        </table:table-row>
        <table:table-row table:style-name="ro4" table:number-rows-repeated="1048550">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Arial"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number:min-integer-digits="1" number:grouping="true"/>
    </number:currency-style>
    <number:currency-style style:name="N104">
      <style:text-properties fo:color="#ff0000"/>
      <number:text>-</number:text>
      <number:currency-symbol number:language="en" number:country="AU">$</number:currency-symbol>
      <number:number number:decimal-places="2" number:min-integer-digits="1" number:grouping="true"/>
      <style:map style:condition="value()&gt;=0" style:apply-style-name="N104P0"/>
    </number:currency-style>
    <number:date-style style:name="N5110" number:language="en" number:country="AU">
      <number:day/>
      <number:text>/</number:text>
      <number:month number:style="long"/>
      <number:text>/</number:text>
      <number:year number:style="long"/>
    </number:date-style>
    <number:date-style style:name="N5111" number:language="en" number:country="AU">
      <number:day/>
      <number:text>-</number:text>
      <number:month number:textual="true"/>
      <number:text>-</number:text>
      <number:year/>
    </number:date-style>
    <number:date-style style:name="N5112" number:language="en" number:country="AU">
      <number:day/>
      <number:text>-</number:text>
      <number:month number:textual="true"/>
    </number:date-style>
    <number:date-style style:name="N5113" number:language="en" number:country="AU">
      <number:month number:textual="true"/>
      <number:text>-</number:text>
      <number:year/>
    </number:date-style>
    <number:time-style style:name="N5114" number:language="en" number:country="AU">
      <number:hours/>
      <number:text>:</number:text>
      <number:minutes number:style="long"/>
      <number:text> </number:text>
      <number:am-pm/>
    </number:time-style>
    <number:time-style style:name="N5115" number:language="en" number:country="AU">
      <number:hours/>
      <number:text>:</number:text>
      <number:minutes number:style="long"/>
      <number:text>:</number:text>
      <number:seconds number:style="long"/>
      <number:text> </number:text>
      <number:am-pm/>
    </number:time-style>
    <number:time-style style:name="N5116" number:language="en" number:country="AU">
      <number:hours/>
      <number:text>:</number:text>
      <number:minutes number:style="long"/>
    </number:time-style>
    <number:time-style style:name="N5117" number:language="en" number:country="AU">
      <number:hours/>
      <number:text>:</number:text>
      <number:minutes number:style="long"/>
      <number:text>:</number:text>
      <number:seconds number:style="long"/>
    </number:time-style>
    <number:date-style style:name="N5118" number:language="en" number:country="AU">
      <number:day/>
      <number:text>/</number:text>
      <number:month number:style="long"/>
      <number:text>/</number:text>
      <number:year number:style="long"/>
      <number:text> </number:text>
      <number:hours/>
      <number:text>:</number:text>
      <number:minutes number:style="long"/>
    </number:date-style>
    <number:number-style style:name="N5119P0" style:volatile="true" number:language="en" number:country="AU">
      <number:number number:decimal-places="0" number:min-integer-digits="1" number:grouping="true"/>
    </number:number-style>
    <number:number-style style:name="N5119" number:language="en" number:country="AU">
      <number:text>-</number:text>
      <number:number number:decimal-places="0" number:min-integer-digits="1" number:grouping="true"/>
      <style:map style:condition="value()&gt;=0" style:apply-style-name="N5119P0"/>
    </number:number-style>
    <number:number-style style:name="N5120P0" style:volatile="true" number:language="en" number:country="AU">
      <number:number number:decimal-places="0" number:min-integer-digits="1" number:grouping="true"/>
    </number:number-style>
    <number:number-style style:name="N5120" number:language="en" number:country="AU">
      <style:text-properties fo:color="#ff0000"/>
      <number:text>-</number:text>
      <number:number number:decimal-places="0" number:min-integer-digits="1" number:grouping="true"/>
      <style:map style:condition="value()&gt;=0" style:apply-style-name="N5120P0"/>
    </number:number-style>
    <number:number-style style:name="N5121P0" style:volatile="true" number:language="en" number:country="AU">
      <number:number number:decimal-places="2" number:min-integer-digits="1" number:grouping="true"/>
    </number:number-style>
    <number:number-style style:name="N5121" number:language="en" number:country="AU">
      <number:text>-</number:text>
      <number:number number:decimal-places="2" number:min-integer-digits="1" number:grouping="true"/>
      <style:map style:condition="value()&gt;=0" style:apply-style-name="N5121P0"/>
    </number:number-style>
    <number:number-style style:name="N5122P0" style:volatile="true" number:language="en" number:country="AU">
      <number:number number:decimal-places="2" number:min-integer-digits="1" number:grouping="true"/>
    </number:number-style>
    <number:number-style style:name="N5122" number:language="en" number:country="AU">
      <style:text-properties fo:color="#ff0000"/>
      <number:text>-</number:text>
      <number:number number:decimal-places="2" number:min-integer-digits="1" number:grouping="true"/>
      <style:map style:condition="value()&gt;=0" style:apply-style-name="N5122P0"/>
    </number:number-style>
    <number:number-style style:name="N5126P0" style:volatile="true" number:language="en" number:country="AU">
      <number:number number:decimal-places="0" number:min-integer-digits="1" number:grouping="true"/>
      <number:text> </number:text>
    </number:number-style>
    <number:number-style style:name="N5126P1" style:volatile="true" number:language="en" number:country="AU">
      <number:text>-</number:text>
      <number:number number:decimal-places="0" number:min-integer-digits="1" number:grouping="true"/>
      <number:text> </number:text>
    </number:number-style>
    <number:number-style style:name="N5126P2" style:volatile="true" number:language="en" number:country="AU">
      <number:text> - </number:text>
    </number:number-style>
    <number:text-style style:name="N5126" number:language="en" number:country="AU">
      <number:text-content/>
      <number:text> </number:text>
      <style:map style:condition="value()&gt;0" style:apply-style-name="N5126P0"/>
      <style:map style:condition="value()&lt;0" style:apply-style-name="N5126P1"/>
      <style:map style:condition="value()=0" style:apply-style-name="N5126P2"/>
    </number:text-style>
    <number:currency-style style:name="N5130P0" style:volatile="true" number:language="en" number:country="AU">
      <number:currency-symbol/>
      <number:number number:decimal-places="0" number:min-integer-digits="1" number:grouping="true"/>
      <number:text> </number:text>
    </number:currency-style>
    <number:currency-style style:name="N5130P1" style:volatile="true" number:language="en" number:country="AU">
      <number:text>-</number:text>
      <number:currency-symbol/>
      <number:number number:decimal-places="0" number:min-integer-digits="1" number:grouping="true"/>
      <number:text> </number:text>
    </number:currency-style>
    <number:currency-style style:name="N5130P2" style:volatile="true" number:language="en" number:country="AU">
      <number:currency-symbol/>
      <number:text>- </number:text>
    </number:currency-style>
    <number:text-style style:name="N5130" number:language="en" number:country="AU">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en" number:country="AU">
      <number:number number:decimal-places="2" number:min-integer-digits="1" number:grouping="true"/>
      <number:text> </number:text>
    </number:number-style>
    <number:number-style style:name="N5134P1" style:volatile="true" number:language="en" number:country="AU">
      <number:text>-</number:text>
      <number:number number:decimal-places="2" number:min-integer-digits="1" number:grouping="true"/>
      <number:text> </number:text>
    </number:number-style>
    <number:number-style style:name="N5134P2" style:volatile="true" number:language="en" number:country="AU">
      <number:text> -</number:text>
      <number:number number:decimal-places="0" number:min-integer-digits="0"/>
      <number:text> </number:text>
    </number:number-style>
    <number:text-style style:name="N5134" number:language="en" number:country="AU">
      <number:text-content/>
      <number:text> </number:text>
      <style:map style:condition="value()&gt;0" style:apply-style-name="N5134P0"/>
      <style:map style:condition="value()&lt;0" style:apply-style-name="N5134P1"/>
      <style:map style:condition="value()=0" style:apply-style-name="N5134P2"/>
    </number:text-style>
    <number:currency-style style:name="N5138P0" style:volatile="true" number:language="en" number:country="AU">
      <number:currency-symbol/>
      <number:number number:decimal-places="2" number:min-integer-digits="1" number:grouping="true"/>
      <number:text> </number:text>
    </number:currency-style>
    <number:currency-style style:name="N5138P1" style:volatile="true" number:language="en" number:country="AU">
      <number:text>-</number:text>
      <number:currency-symbol/>
      <number:number number:decimal-places="2" number:min-integer-digits="1" number:grouping="true"/>
      <number:text> </number:text>
    </number:currency-style>
    <number:currency-style style:name="N5138P2" style:volatile="true" number:language="en" number:country="AU">
      <number:currency-symbol/>
      <number:text>-</number:text>
      <number:number number:decimal-places="0" number:min-integer-digits="0"/>
      <number:text> </number:text>
    </number:currency-style>
    <number:text-style style:name="N5138" number:language="en" number:country="AU">
      <number:text-content/>
      <number:text> </number:text>
      <style:map style:condition="value()&gt;0" style:apply-style-name="N5138P0"/>
      <style:map style:condition="value()&lt;0" style:apply-style-name="N5138P1"/>
      <style:map style:condition="value()=0" style:apply-style-name="N5138P2"/>
    </number:text-style>
    <number:time-style style:name="N5139" number:language="en" number:country="AU">
      <number:minutes number:style="long"/>
      <number:text>:</number:text>
      <number:seconds number:style="long"/>
    </number:time-style>
    <number:time-style style:name="N5140" number:language="en" number:country="AU" number:truncate-on-overflow="false">
      <number:hours/>
      <number:text>:</number:text>
      <number:minutes number:style="long"/>
      <number:text>:</number:text>
      <number:seconds number:style="long"/>
    </number:time-style>
    <number:time-style style:name="N5141" number:language="en" number:country="AU">
      <number:minutes number:style="long"/>
      <number:text>:</number:text>
      <number:seconds number:style="long" number:decimal-places="1"/>
    </number:time-style>
    <number:number-style style:name="N5142" number:language="en" number:country="AU">
      <number:scientific-number number:decimal-places="1" number:min-integer-digits="3" number:min-exponent-digits="1"/>
    </number:number-style>
    <style:style style:name="Default" style:family="table-cell"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Arial" fo:font-size="11pt" fo:font-style="normal" fo:text-shadow="none" style:text-underline-style="none" fo:font-weight="normal" style:font-name-asian="Droid Sans Fallback" style:font-size-asian="11pt" style:font-style-asian="normal" style:font-weight-asian="normal" style:font-name-complex="Arial"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eading_20_1" style:display-name="Excel Built-in Heading 1"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style:vertical-justify="auto"/>
      <style:paragraph-properties fo:text-align="center" css3t:text-justify="auto" fo:margin-left="0cm" style:writing-mode="page"/>
      <style:text-properties fo:color="#000000" style:text-outline="false" style:text-line-through-style="none" style:font-name="Arial" fo:font-size="16pt" fo:font-style="italic" fo:text-shadow="none" style:text-underline-style="none" fo:font-weight="bold" style:font-size-asian="16pt" style:font-style-asian="italic" style:font-weight-asian="bold" style:font-name-complex="Arial" style:font-size-complex="16pt" style:font-style-complex="italic" style:font-weight-complex="bold"/>
    </style:style>
    <style:style style:name="Excel_20_Built-in_20_Heading1_20_1" style:display-name="Excel Built-in Heading1 1"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bottom" style:vertical-justify="auto"/>
      <style:paragraph-properties fo:text-align="center" css3t:text-justify="auto" fo:margin-left="0cm" style:writing-mode="page"/>
      <style:text-properties fo:color="#000000" style:text-outline="false" style:text-line-through-style="none" style:font-name="Arial" fo:font-size="16pt" fo:font-style="italic" fo:text-shadow="none" style:text-underline-style="none" fo:font-weight="bold" style:font-size-asian="16pt" style:font-style-asian="italic" style:font-weight-asian="bold" style:font-name-complex="Arial" style:font-size-complex="16pt" style:font-style-complex="italic" style:font-weight-complex="bold"/>
    </style:style>
    <style:style style:name="Excel_20_Built-in_20_Result_20_1" style:display-name="Excel Built-in Result 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Arial" fo:font-size="11pt" fo:font-style="italic" fo:text-shadow="none" style:text-underline-style="solid" style:text-underline-width="auto" style:text-underline-color="font-color" fo:font-weight="bold" style:font-size-asian="11pt" style:font-style-asian="italic" style:font-weight-asian="bold" style:font-name-complex="Arial" style:font-size-complex="11pt" style:font-style-complex="italic" style:font-weight-complex="bold"/>
    </style:style>
    <style:style style:name="Excel_20_Built-in_20_Result2_20_1" style:display-name="Excel Built-in Result2 1" style:family="table-cell" style:parent-style-name="Default" style:data-style-name="N104">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Arial" fo:font-size="11pt" fo:font-style="italic" fo:text-shadow="none" style:text-underline-style="solid" style:text-underline-width="auto" style:text-underline-color="font-color" fo:font-weight="bold" style:font-size-asian="11pt" style:font-style-asian="italic" style:font-weight-asian="bold" style:font-name-complex="Arial" style:font-size-complex="11pt" style:font-style-complex="italic" style:font-weight-complex="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0cm" fo:margin-top="0cm" fo:margin-bottom="0cm" fo:margin-left="0cm" fo:margin-right="0cm" style:print-page-order="ttb" style:first-page-number="continue" style:scale-to="100%" style:writing-mode="lr-tb" style:print="charts drawings objects zero-values"/>
      <style:header-style>
        <style:header-footer-properties fo:min-height="1cm" fo:margin-left="0cm" fo:margin-right="0cm" fo:margin-bottom="0.612cm"/>
      </style:header-style>
      <style:footer-style>
        <style:header-footer-properties fo:min-height="1cm" fo:margin-left="0cm" fo:margin-right="0cm" fo:margin-top="0.612cm"/>
      </style:footer-style>
    </style:page-layout>
    <style:page-layout style:name="Mpm4">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1.001cm" fo:page-height="29.7cm" style:num-format="1" style:print-orientation="portrait" fo:margin="2cm" fo:margin-top="2cm" fo:margin-bottom="2cm" fo:margin-left="2cm" fo:margin-right="2cm" style:print-page-order="ttb" style:first-page-number="continue"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style style:name="MT1" style:family="text">
      <style:text-properties fo:color="#000000" style:text-outline="false" style:text-line-through-style="none" style:text-position="0% 100%"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MT2" style:family="text">
      <style:text-properties fo:color="#000000"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ltern" style:display-name="PageStyle_ltern"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asn" style:display-name="PageStyle_asn"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asn_20__28_2_29_" style:display-name="PageStyle_asn (2)"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asn_20__28_3_29_" style:display-name="PageStyle_asn (3)" style:page-layout-name="Mpm4">
      <style:header style:display="false"/>
      <style:header-left style:display="false"/>
      <style:footer style:display="false"/>
      <style:footer-left style:display="false"/>
    </style:master-page>
    <style:master-page style:name="PageStyle_5f_ltern_5f_package" style:display-name="PageStyle_ltern_packag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able" style:display-name="PageStyle_table" style:page-layout-name="Mpm5">
      <style:header>
        <text:p><text:span text:style-name="MT2"><text:sheet-name>???</text:sheet-name></text:span></text:p>
      </style:header>
      <style:header-left style:display="false"/>
      <style:footer>
        <text:p><text:span text:style-name="MT2">Page </text:span><text:span text:style-name="MT2"><text:page-number>1</text:page-number></text:span></text:p>
      </style:footer>
      <style:footer-left style:display="false"/>
    </style:master-page>
    <style:master-page style:name="PageStyle_5f_plot_5f_network" style:display-name="PageStyle_plot_network" style:page-layout-name="Mpm5">
      <style:header>
        <text:p><text:span text:style-name="MT2"><text:sheet-name>???</text:sheet-name></text:span></text:p>
      </style:header>
      <style:header-left style:display="false"/>
      <style:footer>
        <text:p><text:span text:style-name="MT2">Page </text:span><text:span text:style-name="MT2"><text:page-number>1</text:page-number></text:span></text:p>
      </style:footer>
      <style:footer-left style:display="false"/>
    </style:master-page>
    <style:master-page style:name="PageStyle_5f_asn_5f_raw" style:display-name="PageStyle_asn_raw" style:page-layout-name="Mpm5">
      <style:header>
        <text:p><text:span text:style-name="MT2"><text:sheet-name>???</text:sheet-name></text:span></text:p>
      </style:header>
      <style:header-left style:display="false"/>
      <style:footer>
        <text:p><text:span text:style-name="MT2">Page </text:span><text:span text:style-name="MT2"><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5T20:26:46</meta:creation-date>
    <meta:initial-creator>ivan hanigan</meta:initial-creator>
    <dc:creator>ivan hanigan</dc:creator>
    <dc:date>2014-07-21T16:56:18</dc:date>
    <meta:editing-cycles>25</meta:editing-cycles>
    <meta:editing-duration>PT6H5M44S</meta:editing-duration>
    <meta:generator>LibreOffice/3.5$Linux_X86_64 LibreOffice_project/350m1$Build-2</meta:generator>
    <meta:document-statistic meta:table-count="10" meta:cell-count="795" meta:object-count="0"/>
  </office:meta>
</office:document-meta>
</file>